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2_Array.xml"/>
  <manifest:file-entry manifest:media-type="text/xml" manifest:full-path="Basic/Standard/M0x_Scratch.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06_AST.xml"/>
  <manifest:file-entry manifest:media-type="text/xml" manifest:full-path="Basic/Standard/M08_PrsGrammar.xml"/>
  <manifest:file-entry manifest:media-type="text/xml" manifest:full-path="Basic/Standard/M07_PrsLogic.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7.16cm" fo:break-before="auto" style:use-optimal-row-height="false"/>
    </style:style>
    <style:style style:name="ro9" style:family="table-row">
      <style:table-row-properties style:row-height="15.663cm" fo:break-before="auto" style:use-optimal-row-height="false"/>
    </style:style>
    <style:style style:name="ro10" style:family="table-row">
      <style:table-row-properties style:row-height="21.114cm" fo:break-before="auto" style:use-optimal-row-height="false"/>
    </style:style>
    <style:style style:name="ro11" style:family="table-row">
      <style:table-row-properties style:row-height="5.449cm" fo:break-before="auto" style:use-optimal-row-height="false"/>
    </style:style>
    <style:style style:name="ro12" style:family="table-row">
      <style:table-row-properties style:row-height="4.528cm" fo:break-before="auto" style:use-optimal-row-height="false"/>
    </style:style>
    <style:style style:name="ro13" style:family="table-row">
      <style:table-row-properties style:row-height="21.218cm" fo:break-before="auto" style:use-optimal-row-height="fals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data-style-name="N60">
      <style:table-cell-properties style:text-align-source="fix" style:repeat-content="false" style:vertical-align="top"/>
      <style:paragraph-properties fo:text-align="start"/>
      <style:text-properties style:font-name="Monotype.com" fo:font-size="9pt" style:font-size-asian="9pt" style:font-size-complex="9pt"/>
    </style:style>
    <style:style style:name="ce155"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7"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8" style:family="table-cell" style:parent-style-name="Default">
      <style:table-cell-properties style:text-align-source="fix" style:repeat-content="false"/>
      <style:paragraph-properties fo:text-align="center" fo:margin-left="0cm"/>
    </style:style>
    <style:style style:name="ce159" style:family="table-cell" style:parent-style-name="Default" style:data-style-name="N136">
      <style:table-cell-properties style:text-align-source="fix" style:repeat-content="false"/>
      <style:paragraph-properties fo:text-align="end" fo:margin-left="0cm"/>
    </style:style>
    <style:style style:name="ce160"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1" style:family="table-cell" style:parent-style-name="Default" style:data-style-name="N1">
      <style:table-cell-properties style:text-align-source="fix" style:repeat-content="false"/>
      <style:paragraph-properties fo:text-align="end" fo:margin-left="0cm"/>
    </style:style>
    <style:style style:name="ce162"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3" style:family="table-cell" style:parent-style-name="Default" style:data-style-name="N137">
      <style:table-cell-properties style:text-align-source="fix" style:repeat-content="false"/>
      <style:paragraph-properties fo:text-align="end" fo:margin-left="0cm"/>
    </style:style>
    <style:style style:name="ce164"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5" style:family="table-cell" style:parent-style-name="Default" style:data-style-name="N134">
      <style:table-cell-properties style:text-align-source="fix" style:repeat-content="false"/>
      <style:paragraph-properties fo:text-align="start" fo:margin-left="0cm"/>
    </style:style>
    <style:style style:name="ce166" style:family="table-cell" style:parent-style-name="Default">
      <style:text-properties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table:table-column table:style-name="co7" table:default-cell-style-name="ce151"/>
        <table:table-column table:style-name="co8" table:default-cell-style-name="Default"/>
        <table:table-column table:style-name="co9" table:number-columns-repeated="3" table:default-cell-style-name="ce158"/>
        <table:table-column table:style-name="co10" table:default-cell-style-name="ce158"/>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5" office:value-type="string" table:number-columns-spanned="4" table:number-rows-spanned="1">
            <text:p>expression</text:p>
          </table:table-cell>
          <table:covered-table-cell table:number-columns-repeated="3" table:style-name="ce155"/>
          <table:table-cell table:style-name="ce155"/>
          <table:table-cell table:style-name="ce155" office:value-type="string">
            <text:p>expected</text:p>
          </table:table-cell>
          <table:table-cell table:style-name="ce155" office:value-type="string">
            <text:p>actual</text:p>
          </table:table-cell>
          <table:table-cell table:style-name="ce155" office:value-type="string">
            <text:p>result</text:p>
          </table:table-cell>
          <table:table-cell/>
        </table:table-row>
        <table:table-row table:style-name="ro6">
          <table:covered-table-cell/>
          <table:table-cell table:style-name="ce155"/>
          <table:table-cell table:style-name="ce155" office:value-type="string">
            <text:p>arg0</text:p>
          </table:table-cell>
          <table:table-cell table:style-name="ce155" office:value-type="string">
            <text:p>arg1</text:p>
          </table:table-cell>
          <table:table-cell table:style-name="ce155" office:value-type="string">
            <text:p>arg2</text:p>
          </table:table-cell>
          <table:table-cell table:style-name="ce155" office:value-type="string">
            <text:p># args</text:p>
          </table:table-cell>
          <table:table-cell table:style-name="ce155" table:number-columns-repeated="3"/>
          <table:table-cell/>
        </table:table-row>
        <table:table-row table:style-name="ro6">
          <table:table-cell/>
          <table:table-cell table:style-name="ce156"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5" table:formula="of:=IF([.A4];-1;IF([.G4]&lt;&gt;[.H4];0;1))" office:value-type="float" office:value="-1">
            <text:p>SKIP (-1)</text:p>
          </table:table-cell>
          <table:table-cell table:style-name="ce166"/>
        </table:table-row>
        <table:table-row table:style-name="ro6">
          <table:table-cell/>
          <table:table-cell table:style-name="ce157" table:number-columns-repeated="5"/>
          <table:table-cell table:number-columns-repeated="2"/>
          <table:table-cell table:style-name="ce165" table:formula="of:=IF([.A5];-1;IF([.G5]&lt;&gt;[.H5];0;1))" office:value-type="float" office:value="1">
            <text:p>PASS (1)</text:p>
          </table:table-cell>
          <table:table-cell table:style-name="ce166"/>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5"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5"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5"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5"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5"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5"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5"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5"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5"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5"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5"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5"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5"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5"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5"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5"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5"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5"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5"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5"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5"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5"/>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5"/>
          <table:table-cell/>
        </table:table-row>
        <table:table-row table:style-name="ro6" table:number-rows-repeated="17">
          <table:table-cell table:number-columns-repeated="8"/>
          <table:table-cell table:style-name="ce165"/>
          <table:table-cell/>
        </table:table-row>
        <table:table-row table:style-name="ro6">
          <table:table-cell office:value-type="string">
            <text:p>&gt;&gt;&gt;&gt;</text:p>
          </table:table-cell>
          <table:table-cell table:formula="of:=TEST_PARSER(&quot;primitives&quot;)">
            <text:p/>
          </table:table-cell>
          <table:table-cell table:formula="of:=TESTSTAT(&quot;name&quot;; [.B46])">
            <text:p/>
          </table:table-cell>
          <table:table-cell table:style-name="ce159" table:formula="of:=TESTSTAT(&quot;time&quot;; [.B46])" office:value-type="string" office:string-value="test_Parser(types):">
            <text:p>test_Parser(types):</text:p>
          </table:table-cell>
          <table:table-cell table:style-name="ce161" table:formula="of:=TESTSTAT(&quot;count&quot;; [.B46])" office:value-type="float" office:value="6.4">
            <text:p>6</text:p>
          </table:table-cell>
          <table:table-cell table:style-name="ce163" table:formula="of:=[.E46]/[.D46]" office:value-type="float" office:value="0">
            <text:p>#WERT!</text:p>
          </table:table-cell>
          <table:table-cell table:number-columns-repeated="2"/>
          <table:table-cell table:style-name="ce165"/>
          <table:table-cell/>
        </table:table-row>
        <table:table-row table:style-name="ro6">
          <table:table-cell/>
          <table:table-cell table:formula="of:=TEST_PARSER(&quot;multiplicity&quot;)" office:value-type="string" office:string-value="test_Parser(multiplicity): 1,4 1059">
            <text:p>test_Parser(multiplicity): 1,4 1059</text:p>
          </table:table-cell>
          <table:table-cell table:formula="of:=TESTSTAT(&quot;name&quot;; [.B47])" office:value-type="string" office:string-value="test_Parser(multiplicity):">
            <text:p>test_Parser(multiplicity):</text:p>
          </table:table-cell>
          <table:table-cell table:style-name="ce159" table:formula="of:=TESTSTAT(&quot;time&quot;; [.B47])" office:value-type="float" office:value="1.4">
            <text:p>1,4 sec</text:p>
          </table:table-cell>
          <table:table-cell table:style-name="ce161" table:formula="of:=TESTSTAT(&quot;count&quot;; [.B47])" office:value-type="float" office:value="1059">
            <text:p>1059</text:p>
          </table:table-cell>
          <table:table-cell table:style-name="ce163" table:formula="of:=[.E47]/[.D47]" office:value-type="float" office:value="756.428571428571">
            <text:p>756,4 a/sec</text:p>
          </table:table-cell>
          <table:table-cell table:number-columns-repeated="4"/>
        </table:table-row>
        <table:table-row table:style-name="ro6">
          <table:table-cell/>
          <table:table-cell table:formula="of:=TEST_PARSER(&quot;basic&quot;)" office:value-type="string" office:string-value="test_Parser(basic): 2,3 3189">
            <text:p>test_Parser(basic): 2,3 3189</text:p>
          </table:table-cell>
          <table:table-cell table:formula="of:=TESTSTAT(&quot;name&quot;; [.B48])" office:value-type="string" office:string-value="test_Parser(basic):">
            <text:p>test_Parser(basic):</text:p>
          </table:table-cell>
          <table:table-cell table:style-name="ce159" table:formula="of:=TESTSTAT(&quot;time&quot;; [.B48])" office:value-type="float" office:value="2.3">
            <text:p>2,3 sec</text:p>
          </table:table-cell>
          <table:table-cell table:style-name="ce161" table:formula="of:=TESTSTAT(&quot;count&quot;; [.B48])" office:value-type="float" office:value="3189">
            <text:p>3189</text:p>
          </table:table-cell>
          <table:table-cell table:style-name="ce163" table:formula="of:=[.E48]/[.D48]" office:value-type="float" office:value="1386.52173913044">
            <text:p>1386,5 a/sec</text:p>
          </table:table-cell>
          <table:table-cell table:number-columns-repeated="4"/>
        </table:table-row>
        <table:table-row table:style-name="ro6">
          <table:table-cell/>
          <table:table-cell table:formula="of:=TEST_PARSER(&quot;special&quot;)" office:value-type="string" office:string-value="test_Parser(special): 0,7 471">
            <text:p>test_Parser(special): 0,7 471</text:p>
          </table:table-cell>
          <table:table-cell table:formula="of:=TESTSTAT(&quot;name&quot;; [.B49])" office:value-type="string" office:string-value="test_Parser(special):">
            <text:p>test_Parser(special):</text:p>
          </table:table-cell>
          <table:table-cell table:style-name="ce159" table:formula="of:=TESTSTAT(&quot;time&quot;; [.B49])" office:value-type="float" office:value="0.7">
            <text:p>0,7 sec</text:p>
          </table:table-cell>
          <table:table-cell table:style-name="ce161" table:formula="of:=TESTSTAT(&quot;count&quot;; [.B49])" office:value-type="float" office:value="471">
            <text:p>471</text:p>
          </table:table-cell>
          <table:table-cell table:style-name="ce163" table:formula="of:=[.E49]/[.D49]" office:value-type="float" office:value="672.857142857143">
            <text:p>672,9 a/sec</text:p>
          </table:table-cell>
          <table:table-cell table:number-columns-repeated="4"/>
        </table:table-row>
        <table:table-row table:style-name="ro6">
          <table:table-cell/>
          <table:table-cell table:formula="of:=TEST_PARSER(&quot;numbers&quot;)" office:value-type="string" office:string-value="test_Parser(numbers): 2,9 2940">
            <text:p>test_Parser(numbers): 2,9 2940</text:p>
          </table:table-cell>
          <table:table-cell table:formula="of:=TESTSTAT(&quot;name&quot;; [.B50])" office:value-type="string" office:string-value="test_Parser(numbers):">
            <text:p>test_Parser(numbers):</text:p>
          </table:table-cell>
          <table:table-cell table:style-name="ce159" table:formula="of:=TESTSTAT(&quot;time&quot;; [.B50])" office:value-type="float" office:value="2.9">
            <text:p>2,9 sec</text:p>
          </table:table-cell>
          <table:table-cell table:style-name="ce161" table:formula="of:=TESTSTAT(&quot;count&quot;; [.B50])" office:value-type="float" office:value="2940">
            <text:p>2940</text:p>
          </table:table-cell>
          <table:table-cell table:style-name="ce163" table:formula="of:=[.E50]/[.D50]" office:value-type="float" office:value="1013.79310344828">
            <text:p>1013,8 a/sec</text:p>
          </table:table-cell>
          <table:table-cell table:number-columns-repeated="4"/>
        </table:table-row>
        <table:table-row table:style-name="ro6">
          <table:table-cell/>
          <table:table-cell table:formula="of:=TEST_PARSER(&quot;types&quot;)" office:value-type="string" office:string-value="test_Parser(types): 6,4 10955">
            <text:p>test_Parser(types): 6,4 10955</text:p>
          </table:table-cell>
          <table:table-cell table:formula="of:=TESTSTAT(&quot;name&quot;; [.B51])" office:value-type="string" office:string-value="test_Parser(types):">
            <text:p>test_Parser(types):</text:p>
          </table:table-cell>
          <table:table-cell table:style-name="ce159" table:formula="of:=TESTSTAT(&quot;time&quot;; [.B51])" office:value-type="float" office:value="6.4">
            <text:p>6,4 sec</text:p>
          </table:table-cell>
          <table:table-cell table:style-name="ce161" table:formula="of:=TESTSTAT(&quot;count&quot;; [.B51])" office:value-type="float" office:value="10955">
            <text:p>10955</text:p>
          </table:table-cell>
          <table:table-cell table:style-name="ce163" table:formula="of:=[.E51]/[.D51]" office:value-type="float" office:value="1711.71875">
            <text:p>1711,7 a/sec</text:p>
          </table:table-cell>
          <table:table-cell table:number-columns-repeated="4"/>
        </table:table-row>
        <table:table-row table:style-name="ro6">
          <table:table-cell table:number-columns-repeated="3"/>
          <table:table-cell table:style-name="ce160" table:formula="of:=SUM([.D46:.D51])" office:value-type="float" office:value="13.7">
            <text:p>13,7 sec</text:p>
          </table:table-cell>
          <table:table-cell table:style-name="ce162" table:formula="of:=SUM([.E46:.E51])" office:value-type="float" office:value="18620.4">
            <text:p>18620</text:p>
          </table:table-cell>
          <table:table-cell table:style-name="ce164" table:formula="of:=[.E52]/[.D52]" office:value-type="float" office:value="1359.15328467153">
            <text:p>1359,2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types): 6,4 10955">
            <text:p>test_Parser(types): 6,4 10955</text:p>
          </table:table-cell>
          <table:table-cell table:formula="of:=TESTSTAT(&quot;name&quot;; [.B54])" office:value-type="string" office:string-value="test_Parser(types):">
            <text:p>test_Parser(types):</text:p>
          </table:table-cell>
          <table:table-cell table:style-name="ce159" table:formula="of:=TESTSTAT(&quot;time&quot;; [.B54])" office:value-type="float" office:value="6.4">
            <text:p>6,4 sec</text:p>
          </table:table-cell>
          <table:table-cell table:style-name="ce161" table:formula="of:=TESTSTAT(&quot;count&quot;; [.B54])" office:value-type="float" office:value="10955">
            <text:p>10955</text:p>
          </table:table-cell>
          <table:table-cell table:style-name="ce163" table:formula="of:=[.E54]/[.D54]" office:value-type="float" office:value="1711.71875">
            <text:p>1711,7 a/sec</text:p>
          </table:table-cell>
          <table:table-cell table:number-columns-repeated="4"/>
        </table:table-row>
        <table:table-row table:style-name="ro6">
          <table:table-cell table:number-columns-repeated="3"/>
          <table:table-cell table:style-name="ce159"/>
          <table:table-cell table:style-name="ce161"/>
          <table:table-cell table:style-name="ce163"/>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3"/>├─op1:'!'<text:line-break/> <text:s text:c="3"/>│ <text:s text:c="3"/>└─C:False<text:line-break/> <text:s text:c="3"/>└─op2:'+'<text:line-break/> <text:s text:c="8"/>├─op2:'*'<text:line-break/> <text:s text:c="8"/>│ <text:s text:c="3"/>├─I:'B'<text:line-break/> <text:s text:c="8"/>│ <text:s text:c="3"/>└─I:'C'<text:line-break/> <text:s text:c="8"/>└─I:'A'</text:p>
          </table:table-cell>
          <table:table-cell table:number-columns-repeated="8"/>
        </table:table-row>
        <table:table-row table:style-name="ro8">
          <table:table-cell table:style-name="ce154" office:value-type="string">
            <text:p>S ::= W* T W* ("+" S)?</text:p>
            <text:p>T ::= W* F W* ("*" T)?</text:p>
            <text:p>F ::= C | I | N | "(" S ")"</text:p>
            <text:p>C ::= [01]</text:p>
            <text:p>I ::= [A-Za-z]+</text:p>
            <text:p>N ::= "!" W* F</text:p>
            <text:p>W ::= [ \t]</text:p>
          </table:table-cell>
          <table:table-cell table:style-name="ce154" table:formula="of:=TEST_AST([.A59])">
            <text:p/>
          </table:table-cell>
          <table:table-cell table:number-columns-repeated="8"/>
        </table:table-row>
        <table:table-row table:style-name="ro9">
          <table:table-cell table:style-name="ce154" office:value-type="string">
            <text:p><text:s/>Foo_7 ::= Bar Blah <text:s/>Qmbl <text:s/></text:p>
          </table:table-cell>
          <table:table-cell table:style-name="ce154" table:formula="of:=DERIVATIONTREE_PRSGRAMMAR([.A60])" office:value-type="string" office:string-value="─Grammar&#13;&#10; └─Rule&#13;&#10;   ├─RuleName&#13;&#10;   │ └─'Foo_7'&#13;&#10;   ├─'::='&#13;&#10;   └─Alt&#13;&#10;     ├─(?°skip):(..|..)&#13;&#10;     │         └─(skip):(..|..)&#13;&#10;     └─Con&#13;&#10;       └─(+):(. . .)&#13;&#10;            ├─(...)&#13;&#10;            │ └─Nonterminal&#13;&#10;            │   └─'Bar'&#13;&#10;            ├─(...)&#13;&#10;            │ └─Nonterminal&#13;&#10;            │   └─'Blah'&#13;&#10;            └─(...)&#13;&#10;              └─Nonterminal&#13;&#10;                └─'Qmbl'">
            <text:p>─Grammar<text:line-break/> └─Rule<text:line-break/> <text:s text:c="2"/>├─RuleName<text:line-break/> <text:s text:c="2"/>│ └─'Foo_7'<text:line-break/> <text:s text:c="2"/>├─'::='<text:line-break/> <text:s text:c="2"/>└─Alt<text:line-break/> <text:s text:c="4"/>├─(?°skip):(..|..)<text:line-break/> <text:s text:c="4"/>│ <text:s text:c="8"/>└─(skip):(..|..)<text:line-break/> <text:s text:c="4"/>└─Con<text:line-break/> <text:s text:c="6"/>└─(+):(. . .)<text:line-break/> <text:s text:c="11"/>├─(...)<text:line-break/> <text:s text:c="11"/>│ └─Nonterminal<text:line-break/> <text:s text:c="11"/>│ <text:s text:c="2"/>└─'Bar'<text:line-break/> <text:s text:c="11"/>├─(...)<text:line-break/> <text:s text:c="11"/>│ └─Nonterminal<text:line-break/> <text:s text:c="11"/>│ <text:s text:c="2"/>└─'Blah'<text:line-break/> <text:s text:c="11"/>└─(...)<text:line-break/> <text:s text:c="13"/>└─Nonterminal<text:line-break/> <text:s text:c="15"/>└─'Qmbl'</text:p>
          </table:table-cell>
          <table:table-cell table:number-columns-repeated="8"/>
        </table:table-row>
        <table:table-row table:style-name="ro10">
          <table:table-cell table:style-name="ce153" office:value-type="string">
            <text:p>pLogic_dt</text:p>
          </table:table-cell>
          <table:table-cell table:style-name="ce154" table:formula="of:=TPARSER_TOSTRING([.A61])" office:value-type="string" office:string-value="S where&#13;&#10;S ::= (do a0 &lt;- (do a1 &lt;- W* &gt;&gt;= return ° (mkDtMult '(*):W')&#13;&#10;                    a2 &lt;- T&#13;&#10;                    a3 &lt;- W* &gt;&gt;= return ° (mkDtMult '(*):W')&#13;&#10;                    a4 &lt;- ((do a5 &lt;- (str '+') &gt;&gt;= return ° mkDtTerminal&#13;&#10;                              a6 &lt;- W* &gt;&gt;= return ° (mkDtMult '(*):W')&#13;&#10;                              a7 &lt;- S&#13;&#10;                           return [a5, a6, a7]&#13;&#10;                          ) &gt;&gt;= return ° \a0.(swap cons []) ((mkDtNonterminal '(...)') a0)) | (return []) &gt;&gt;= return ° (mkDtMult '(?):(...)')&#13;&#10;                 return [a1, a2, a3, a4]&#13;&#10;                )&#13;&#10;       return ((mkDtNonterminal 'S') a0)&#13;&#10;      )&#13;&#10;T ::= (do a0 &lt;- (do a1 &lt;- W* &gt;&gt;= return ° (mkDtMult '(*):W')&#13;&#10;                    a2 &lt;- F&#13;&#10;                    a3 &lt;- W* &gt;&gt;= return ° (mkDtMult '(*):W')&#13;&#10;                    a4 &lt;- ((do a5 &lt;- (str '*') &gt;&gt;= return ° mkDtTerminal&#13;&#10;                              a6 &lt;- W* &gt;&gt;= return ° (mkDtMult '(*):W')&#13;&#10;                              a7 &lt;- T&#13;&#10;                           return [a5, a6, a7]&#13;&#10;                          ) &gt;&gt;= return ° \a0.(swap cons []) ((mkDtNonterminal '(...)') a0)) | (return []) &gt;&gt;= return ° (mkDtMult '(?):(...)')&#13;&#10;                 return [a1, a2, a3, a4]&#13;&#10;                )&#13;&#10;       return ((mkDtNonterminal 'T') a0)&#13;&#10;      )&#13;&#10;F ::= (do a0 &lt;- C &gt;&gt;= return ° (swap cons [])&#13;&#10;              | I &gt;&gt;= return ° (swap cons [])&#13;&#10;              | N &gt;&gt;= return ° (swap cons [])&#13;&#10;              | (do a1 &lt;- (str '(') &gt;&gt;= return ° mkDtTerminal&#13;&#10;                    a2 &lt;- S&#13;&#10;                    a3 &lt;- (str ')') &gt;&gt;= return ° mkDtTerminal&#13;&#10;                 return [a1, a2, a3]&#13;&#10;                )&#13;&#10;       return ((mkDtNonterminal 'F') a0)&#13;&#10;      )&#13;&#10;N ::= (do a0 &lt;- (do a1 &lt;- (str '!') &gt;&gt;= return ° mkDtTerminal&#13;&#10;                    a2 &lt;- W* &gt;&gt;= return ° (mkDtMult '(*):W')&#13;&#10;                    a3 &lt;- F&#13;&#10;                 return [a1, a2, a3]&#13;&#10;                )&#13;&#10;       return ((mkDtNonterminal 'N') a0)&#13;&#10;      )&#13;&#10;I ::= (do a0 &lt;- (([A-Z] &gt;&gt;= return ° (mkDtCClass '([A-Z])')) | ([a-z] &gt;&gt;= return ° (mkDtCClass '([a-z])')))+ &gt;&gt;= return ° (mkDtMult '(+):(..|..)')&#13;&#10;       return (\a0.(mkDtNonterminal 'I') ((swap cons []) a0) a0)&#13;&#10;      )&#13;&#10;C ::= (do a0 &lt;- (str '0') &gt;&gt;= return ° mkDtTerminal&#13;&#10;              | (str '1') &gt;&gt;= return ° mkDtTerminal&#13;&#10;       return (\a0.(mkDtNonterminal 'C') ((swap cons []) a0) a0)&#13;&#10;      )&#13;&#10;W ::= (do a0 &lt;- (str ' ') &gt;&gt;= return ° mkDtTerminal&#13;&#10;              | (str '\t') &gt;&gt;= return ° mkDtTerminal&#13;&#10;       return (\a0.(mkDtNonterminal 'W') ((swap cons []) a0) a0)&#13;&#10;      )">
            <text:p>S where<text:line-break/>S ::= (do a0 &lt;- (do a1 &lt;- W* &gt;&gt;= return ° (mkDtMult '(*):W')<text:line-break/> <text:s text:c="19"/>a2 &lt;- T<text:line-break/> <text:s text:c="19"/>a3 &lt;- W* &gt;&gt;= return ° (mkDtMult '(*):W')<text:line-break/> <text:s text:c="19"/>a4 &lt;- ((do a5 &lt;- (str '+') &gt;&gt;= return ° mkDtTerminal<text:line-break/> <text:s text:c="29"/>a6 &lt;- W* &gt;&gt;= return ° (mkDtMult '(*):W')<text:line-break/> <text:s text:c="29"/>a7 &lt;- S<text:line-break/> <text:s text:c="26"/>return [a5, a6, a7]<text:line-break/> <text:s text:c="25"/>) &gt;&gt;= return ° \a0.(swap cons []) ((mkDtNonterminal '(...)') a0)) | (return []) &gt;&gt;= return ° (mkDtMult '(?):(...)')<text:line-break/> <text:s text:c="16"/>return [a1, a2, a3, a4]<text:line-break/> <text:s text:c="15"/>)<text:line-break/> <text:s text:c="6"/>return ((mkDtNonterminal 'S') a0)<text:line-break/> <text:s text:c="5"/>)<text:line-break/>T ::= (do a0 &lt;- (do a1 &lt;- W* &gt;&gt;= return ° (mkDtMult '(*):W')<text:line-break/> <text:s text:c="19"/>a2 &lt;- F<text:line-break/> <text:s text:c="19"/>a3 &lt;- W* &gt;&gt;= return ° (mkDtMult '(*):W')<text:line-break/> <text:s text:c="19"/>a4 &lt;- ((do a5 &lt;- (str '*') &gt;&gt;= return ° mkDtTerminal<text:line-break/> <text:s text:c="29"/>a6 &lt;- W* &gt;&gt;= return ° (mkDtMult '(*):W')<text:line-break/> <text:s text:c="29"/>a7 &lt;- T<text:line-break/> <text:s text:c="26"/>return [a5, a6, a7]<text:line-break/> <text:s text:c="25"/>) &gt;&gt;= return ° \a0.(swap cons []) ((mkDtNonterminal '(...)') a0)) | (return []) &gt;&gt;= return ° (mkDtMult '(?):(...)')<text:line-break/> <text:s text:c="16"/>return [a1, a2, a3, a4]<text:line-break/> <text:s text:c="15"/>)<text:line-break/> <text:s text:c="6"/>return ((mkDtNonterminal 'T') a0)<text:line-break/> <text:s text:c="5"/>)<text:line-break/>F ::= (do a0 &lt;- C &gt;&gt;= return ° (swap cons [])<text:line-break/> <text:s text:c="13"/>| I &gt;&gt;= return ° (swap cons [])<text:line-break/> <text:s text:c="13"/>| N &gt;&gt;= return ° (swap cons [])<text:line-break/> <text:s text:c="13"/>| (do a1 &lt;- (str '(') &gt;&gt;= return ° mkDtTerminal<text:line-break/> <text:s text:c="19"/>a2 &lt;- S<text:line-break/> <text:s text:c="19"/>a3 &lt;- (str ')') &gt;&gt;= return ° mkDtTerminal<text:line-break/> <text:s text:c="16"/>return [a1, a2, a3]<text:line-break/> <text:s text:c="15"/>)<text:line-break/> <text:s text:c="6"/>return ((mkDtNonterminal 'F') a0)<text:line-break/> <text:s text:c="5"/>)<text:line-break/>N ::= (do a0 &lt;- (do a1 &lt;- (str '!') &gt;&gt;= return ° mkDtTerminal<text:line-break/> <text:s text:c="19"/>a2 &lt;- W* &gt;&gt;= return ° (mkDtMult '(*):W')<text:line-break/> <text:s text:c="19"/>a3 &lt;- F<text:line-break/> <text:s text:c="16"/>return [a1, a2, a3]<text:line-break/> <text:s text:c="15"/>)<text:line-break/> <text:s text:c="6"/>return ((mkDtNonterminal 'N') a0)<text:line-break/> <text:s text:c="5"/>)<text:line-break/>I ::= (do a0 &lt;- (([A-Z] &gt;&gt;= return ° (mkDtCClass '([A-Z])')) | ([a-z] &gt;&gt;= return ° (mkDtCClass '([a-z])')))+ &gt;&gt;= return ° (mkDtMult '(+):(..|..)')<text:line-break/> <text:s text:c="6"/>return (\a0.(mkDtNonterminal 'I') ((swap cons []) a0) a0)<text:line-break/> <text:s text:c="5"/>)<text:line-break/>C ::= (do a0 &lt;- (str '0') &gt;&gt;= return ° mkDtTerminal<text:line-break/> <text:s text:c="13"/>| (str '1') &gt;&gt;= return ° mkDtTerminal<text:line-break/> <text:s text:c="6"/>return (\a0.(mkDtNonterminal 'C') ((swap cons []) a0) a0)<text:line-break/> <text:s text:c="5"/>)<text:line-break/>W ::= (do a0 &lt;- (str ' ') &gt;&gt;= return ° mkDtTerminal<text:line-break/> <text:s text:c="13"/>| (str '\t') &gt;&gt;= return ° mkDtTerminal<text:line-break/> <text:s text:c="6"/>return (\a0.(mkDtNonterminal 'W') ((swap cons []) a0) a0)<text:line-break/> <text:s text:c="5"/>)</text:p>
          </table:table-cell>
          <table:table-cell table:number-columns-repeated="8"/>
        </table:table-row>
        <table:table-row table:style-name="ro11">
          <table:table-cell table:style-name="ce153" office:value-type="string">
            <text:p>pDecDigit</text:p>
          </table:table-cell>
          <table:table-cell table:style-name="ce153" table:formula="of:=TPARSER_TOSTRING([.A62])" office:value-type="string" office:string-value="DecDigit where&#13;&#10;DecDigit ::= BinDigit&#13;&#10;           | (str '2') &gt;&gt;= \_.return 2&#13;&#10;           | (str '3') &gt;&gt;= \_.return 3&#13;&#10;           | (str '4') &gt;&gt;= \_.return 4&#13;&#10;           | (str '5') &gt;&gt;= \_.return 5&#13;&#10;           | (str '6') &gt;&gt;= \_.return 6&#13;&#10;           | (str '7') &gt;&gt;= \_.return 7&#13;&#10;           | (str '8') &gt;&gt;= \_.return 8&#13;&#10;           | (str '9') &gt;&gt;= \_.return 9&#13;&#10;BinDigit ::= (do a0 &lt;- [0-1]&#13;&#10;              return (\a0.(add -48) (asc a0) a0)&#13;&#10;             )">
            <text:p>DecDigit where<text:line-break/>DecDigit ::= BinDigit<text:line-break/> <text:s text:c="10"/>| (str '2') &gt;&gt;= \_.return 2<text:line-break/> <text:s text:c="10"/>| (str '3') &gt;&gt;= \_.return 3<text:line-break/> <text:s text:c="10"/>| (str '4') &gt;&gt;= \_.return 4<text:line-break/> <text:s text:c="10"/>| (str '5') &gt;&gt;= \_.return 5<text:line-break/> <text:s text:c="10"/>| (str '6') &gt;&gt;= \_.return 6<text:line-break/> <text:s text:c="10"/>| (str '7') &gt;&gt;= \_.return 7<text:line-break/> <text:s text:c="10"/>| (str '8') &gt;&gt;= \_.return 8<text:line-break/> <text:s text:c="10"/>| (str '9') &gt;&gt;= \_.return 9<text:line-break/>BinDigit ::= (do a0 &lt;- [0-1]<text:line-break/> <text:s text:c="13"/>return (\a0.(add -48) (asc a0) a0)<text:line-break/> <text:s text:c="12"/>)</text:p>
          </table:table-cell>
          <table:table-cell table:number-columns-repeated="8"/>
        </table:table-row>
        <table:table-row table:style-name="ro12">
          <table:table-cell table:style-name="ce153" office:value-type="string">
            <text:p>pHexLit</text:p>
          </table:table-cell>
          <table:table-cell table:style-name="ce153" table:formula="of:=TPARSER_TOSTRING([.A63])" office:value-type="string" office:string-value="HexLit where&#13;&#10;HexLit ::= (do  _ &lt;- (str '0x')&#13;&#10;               a0 &lt;- HexNum&#13;&#10;            return a0&#13;&#10;           )&#13;&#10;HexNum ::= (do a0 &lt;- HexDigit+&#13;&#10;            return ((foldl1 \a0.add ((mul 16) a0)) a0)&#13;&#10;           )&#13;&#10;HexDigit ::= item &gt;&gt;= \a0.(ite (inRange 48 57) \a0.pReturn ((add -48) a0) (ite (inRange 65 70) \a0.pReturn ((add -55) a0) (ite (inRange 97 102) \a0.pReturn ((add -87) a0) (fstArg fail)))) (asc a0)">
            <text:p>HexLit where<text:line-break/>HexLit ::= (do <text:s/>_ &lt;- (str '0x')<text:line-break/> <text:s text:c="14"/>a0 &lt;- HexNum<text:line-break/> <text:s text:c="11"/>return a0<text:line-break/> <text:s text:c="10"/>)<text:line-break/>HexNum ::= (do a0 &lt;- HexDigit+<text:line-break/> <text:s text:c="11"/>return ((foldl1 \a0.add ((mul 16) a0)) a0)<text:line-break/> <text:s text:c="10"/>)<text:line-break/>HexDigit ::= item &gt;&gt;= \a0.(ite (inRange 48 57) \a0.pReturn ((add -48) a0) (ite (inRange 65 70) \a0.pReturn ((add -55) a0) (ite (inRange 97 102) \a0.pReturn ((add -87) a0) (fstArg fail)))) (asc a0)</text:p>
          </table:table-cell>
          <table:table-cell table:number-columns-repeated="8"/>
        </table:table-row>
        <table:table-row table:style-name="ro13">
          <table:table-cell table:style-name="ce153" office:value-type="string">
            <text:p>pTypeExpr</text:p>
          </table:table-cell>
          <table:table-cell table:style-name="ce153" table:formula="of:=TPARSER_TOSTRING([.A64])" office:value-type="string" office:string-value="TypeExpr where&#13;&#10;TypeExpr ::= (do  _ &lt;- ws*&#13;&#10;                 a0 &lt;- NonArrow&#13;&#10;                  _ &lt;- ws*&#13;&#10;                 a1 &lt;- ((str '-&gt;') &gt;&gt;= \_.TypeExpr)?&#13;&#10;              return (maybeMakeArrowType a0 a1)&#13;&#10;             )&#13;&#10;NonArrow ::= BaseType&#13;&#10;           | TypeVar&#13;&#10;           | ListType&#13;&#10;           | ParensTyEx&#13;&#10;           | (do a0 &lt;- (do a1 &lt;- [A-Z]&#13;&#10;                           a2 &lt;- [a-z]+&#13;&#10;                        return ((foldl concat) a1 a2)&#13;&#10;                       )&#13;&#10;                 a3 &lt;- (ws+ &gt;&gt;= \_.NonArrow)*&#13;&#10;              return (mkTypeCtor a0 a3)&#13;&#10;             )&#13;&#10;ParensTyEx ::= (do  _ &lt;- (str '(')&#13;&#10;                   a0 &lt;- TyUnitSuffix&#13;&#10;                       | TySingleSuffix&#13;&#10;                       | TyTupleSuffix&#13;&#10;                return a0&#13;&#10;               )&#13;&#10;TyTupleSuffix ::= (do a0 &lt;- TypeExpr&#13;&#10;                      a1 &lt;- (do  _ &lt;- (str ',')&#13;&#10;                                a2 &lt;- TypeExpr&#13;&#10;                             return a2&#13;&#10;                            )+&#13;&#10;                       _ &lt;- (str ')')&#13;&#10;                   return (mkTupleType a0 a1)&#13;&#10;                  )&#13;&#10;TySingleSuffix ::= (do a0 &lt;- TypeExpr&#13;&#10;                        _ &lt;- (str ')')&#13;&#10;                    return a0&#13;&#10;                   )&#13;&#10;TyUnitSuffix ::= (str ')') &gt;&gt;= \_.return '(Unit [])'&#13;&#10;ListType ::= (do  _ &lt;- (str '[')&#13;&#10;                 a0 &lt;- (do a1 &lt;- TypeExpr&#13;&#10;                           a2 &lt;- (return [])&#13;&#10;                        return (cons a1 a2)&#13;&#10;                       )&#13;&#10;                  _ &lt;- (str ']')&#13;&#10;              return ((mkTypeCtor 'List') a0)&#13;&#10;             )&#13;&#10;TypeVar ::= [a-z] &gt;&gt;= return ° mkTypeVar&#13;&#10;BaseType ::= (str 'Any')&#13;&#10;           | (str 'Bool')&#13;&#10;           | (str 'Char')&#13;&#10;           | (str 'Str')&#13;&#10;           | (str 'Int')&#13;&#10;           | (str 'Long')&#13;&#10;ws ::= [ \t]">
            <text:p>TypeExpr where<text:line-break/>TypeExpr ::= (do <text:s/>_ &lt;- ws*<text:line-break/> <text:s text:c="16"/>a0 &lt;- NonArrow<text:line-break/> <text:s text:c="17"/>_ &lt;- ws*<text:line-break/> <text:s text:c="16"/>a1 &lt;- ((str '-&gt;') &gt;&gt;= \_.TypeExpr)?<text:line-break/> <text:s text:c="13"/>return (maybeMakeArrowType a0 a1)<text:line-break/> <text:s text:c="12"/>)<text:line-break/>NonArrow ::= BaseType<text:line-break/> <text:s text:c="10"/>| TypeVar<text:line-break/> <text:s text:c="10"/>| ListType<text:line-break/> <text:s text:c="10"/>| ParensTyEx<text:line-break/> <text:s text:c="10"/>| (do a0 &lt;- (do a1 &lt;- [A-Z]<text:line-break/> <text:s text:c="26"/>a2 &lt;- [a-z]+<text:line-break/> <text:s text:c="23"/>return ((foldl concat) a1 a2)<text:line-break/> <text:s text:c="22"/>)<text:line-break/> <text:s text:c="16"/>a3 &lt;- (ws+ &gt;&gt;= \_.NonArrow)*<text:line-break/> <text:s text:c="13"/>return (mkTypeCtor a0 a3)<text:line-break/> <text:s text:c="12"/>)<text:line-break/>ParensTyEx ::= (do <text:s/>_ &lt;- (str '(')<text:line-break/> <text:s text:c="18"/>a0 &lt;- TyUnitSuffix<text:line-break/> <text:s text:c="22"/>| TySingleSuffix<text:line-break/> <text:s text:c="22"/>| TyTupleSuffix<text:line-break/> <text:s text:c="15"/>return a0<text:line-break/> <text:s text:c="14"/>)<text:line-break/>TyTupleSuffix ::= (do a0 &lt;- TypeExpr<text:line-break/> <text:s text:c="21"/>a1 &lt;- (do <text:s/>_ &lt;- (str ',')<text:line-break/> <text:s text:c="31"/>a2 &lt;- TypeExpr<text:line-break/> <text:s text:c="28"/>return a2<text:line-break/> <text:s text:c="27"/>)+<text:line-break/> <text:s text:c="22"/>_ &lt;- (str ')')<text:line-break/> <text:s text:c="18"/>return (mkTupleType a0 a1)<text:line-break/> <text:s text:c="17"/>)<text:line-break/>TySingleSuffix ::= (do a0 &lt;- TypeExpr<text:line-break/> <text:s text:c="23"/>_ &lt;- (str ')')<text:line-break/> <text:s text:c="19"/>return a0<text:line-break/> <text:s text:c="18"/>)<text:line-break/>TyUnitSuffix ::= (str ')') &gt;&gt;= \_.return '(Unit [])'<text:line-break/>ListType ::= (do <text:s/>_ &lt;- (str '[')<text:line-break/> <text:s text:c="16"/>a0 &lt;- (do a1 &lt;- TypeExpr<text:line-break/> <text:s text:c="26"/>a2 &lt;- (return [])<text:line-break/> <text:s text:c="23"/>return (cons a1 a2)<text:line-break/> <text:s text:c="22"/>)<text:line-break/> <text:s text:c="17"/>_ &lt;- (str ']')<text:line-break/> <text:s text:c="13"/>return ((mkTypeCtor 'List') a0)<text:line-break/> <text:s text:c="12"/>)<text:line-break/>TypeVar ::= [a-z] &gt;&gt;= return ° mkTypeVar<text:line-break/>BaseType ::= (str 'Any')<text:line-break/> <text:s text:c="10"/>| (str 'Bool')<text:line-break/> <text:s text:c="10"/>| (str 'Char')<text:line-break/> <text:s text:c="10"/>| (str 'Str')<text:line-break/> <text:s text:c="10"/>| (str 'Int')<text:line-break/> <text:s text:c="10"/>| (str 'Long')<text:line-break/>ws ::= [ \t]</text:p>
          </table:table-cell>
          <table:table-cell table:number-columns-repeated="8"/>
        </table:table-row>
        <table:table-row table:style-name="ro6" table:number-rows-repeated="1048511">
          <table:table-cell table:number-columns-repeated="10"/>
        </table:table-row>
        <table:table-row table:style-name="ro6">
          <table:table-cell table:number-columns-repeated="10"/>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7">07.05.2017</text:date>, <text:time>12:58:29</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5-07T12:58:29.56</dc:date>
    <meta:editing-duration>P151DT10H50M35S</meta:editing-duration>
    <meta:editing-cycles>527</meta:editing-cycles>
    <meta:generator>OpenOffice/4.1.2$Win32 OpenOffice.org_project/412m3$Build-9782</meta:generator>
    <meta:document-statistic meta:table-count="10" meta:cell-count="7716"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hr(13)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hr(13) &amp; toString(args))
			End If
		Case "i_will_throw0":
			testLevel = testLevel + 1
On Local Error Goto Boom
			fResult = i_will_throw0()
		Case Else
			Dim argsList As Object
			argsList = toList(args)
			If isNil(argsList) Then
				croak("assertThrows: don't know how to apply zero args - fn:" &amp; chr(13)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hr(13) &amp; _argsStr(fName, args)
skipMsgPart1:
On Local Error Goto skipMsgPart2	
	 msg = msg &amp; chr(13)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assertionCount = assertionCount + 1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Type TTest_Foo
	bar As Integer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Optional x As Variant)
	If isMissing(x) Then
		isString = Fn.isString
	Else
		isString = (typeOf(x) = typeOf(""))
	End If
End Function

Function _tyname(o As Object)
	_tyname = o.tyname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sndArg = _apply(Fn.sndArg, x, y)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inRange(Optional lo As Long, Optional hi As Long, Optional x As Long)
	inRange = _apply(Fn.inRange, lo, hi, x)
End Function

Function equ(Optional a As Variant, Optional b As Variant)
	Dim oFn As Object : If isNull(oFn) Then : oFn = Fn.equ : End If
	Dim result as Variant
	If isMissing(a) Then
		result = oFn
	ElseIf isMissing(b) Then
		result = apply(oFn, a)
	Else
		Dim ta As String, tb As String, tmp As String
		ta = typeOf(a)
		tb = typeOf(b)
		If Not(ta = tb) Then
			If (isNull(a) And startsWith(tb, ta)) Or (isNull(b) And startsWith(ta, tb)) Then
				result = False
			Else
				croak("equ: incompatible types " &amp; ta &amp; " and " &amp; tb)
			End If
		Else ' ta = tb
			Select Case ta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CBool(a = b)
					End If
			End Select
		End If
	End If
	equ = result
End Function

Function toString(ByVal v As Variant) As String
	Dim result As String
	Dim tp As String
	tp = typeOf(v)
	Select Case tp
		Case "String"
			Dim t As String
			t = v &amp; ""
			t = Join(Split(t, chr(13)), "\n") ' TODO: fix toString \r vs \n
			t = Join(Split(t, chr(10)), "\r") ' TODO: fix toString \r vs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toStrFn As Variant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hr(13) &amp; toString(arg))
	End Select
	readHex = result
	Exit Function
	
readHex_blows:
	MsgBox(toString(result))
	Exit Function
End Function

'= tests ============================================================

Function test_Common()
	testLevel = 0
	test_passing_pointers()
	test_concat()
	test_typeOf()
	test_isString()
	test_toString()
	test_id()
	test_fstArg()
	test_sndArg()
	test_swap()
	test_compose()
	test_add()
	test_mul()
	test_inRange()
	test_equ()
	test_readHex()
End Function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compose()
	assertEqual(arity(Fn.compose), 3).x

	Dim f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assertThrows("compose", Array("i-dont-exist", 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hr(13)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len As Integer
	head As Variant
	tail As TList
End Type

Sub Main
	test_List()
End Sub


Function TList_toString(xs As TList)
'	concat "[" (concat (foldl1 (\acc.(concat acc) ° (concat ", "))) "[" (map toString xs)) "]"
	Dim result As String
	result = "[" &amp; Join(toArray(map("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As TList
	Static result As Object
	If isNull(result) Then
		Set result = New TList
		result.tyname = "TList"
	End If
	nil = result
End Function

Function isList(Optional x As Variant)
	If isMissing(x) Then
		isList = Fn.isList
	Else
		isList = (typeOf(x) = typeOf(nil))
	End If
End Function

Function isNil(Optional xs As TList)
	If isMissing(xs) Then : isNil = Fn.isNil : Else
		isNil = (xs.len = 0)
	End If
End Function

Function length(Optional xs As TList)
	If isMissing(xs) Then : length = Fn.length : Else
		length = xs.len
	End If
End Function

Function cons(Optional x, Optional xs As TList)
	If isMissing(xs) Then : cons = _apply(Fn.cons, x) : Else
		Dim result As New TList
		result.tyname = nil.tyname
		result.head = x
		result.tail = xs
		result.len = xs.len + 1' do not dot-access xs directly!
		cons = result
	End If
End Function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cadr(xs As TList)
	cadr = car(cdr(xs))
End Function

Function caddr(xs As TList)
	caddr = cadr(cdr(xs))
End Function

Function map(Optional f As Variant, Optional xs As Object)
	Dim result As Variant
	If isMissing(f) Then
		result = Fn.map
	ElseIf isMissing(xs) Then
		result = apply(Fn.map, f)
	Else
		If isArray(xs) Then
			result = toArray(map(f, toList(xs)))
		ElseIf isNil(xs) Then
			result = nil
		Else
			result = cons(apply(f, xs.head), map(f, xs.tail))
		End If
	End If
	map = result
End Function

Function filter(fn As Variant, ByVal xs As TList)
	Dim result As TList
	If IsArray(xs) Then
		result = filter(fn, toList(xs))
	Else
		Dim x As Variant
		result = nil
		While Not(isNil(xs))
			x = car(xs)
			If (apply(fn, x)) Then
				result = cons(x, result)
			End If
			xs = cdr(xs)
		Wend
	End If
	filter = result
End Function

Function foldl(Optional f As Object, Optional acc, Optional ByVal xs As TList)
	Dim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As TList)
	Dim oFn As Object : If isNull(oFn) Then : oFn = Fn.foldl1 : End If
	If isMissing(f) Then
		foldl1 = oFn
	ElseIf isMissing(xs) Then
		foldl1 = apply(oFn, f)
	Else
		If isNil(xs) Then
			croak("foldl1 on nil")
		End If
		foldl1 = foldl(f, car(xs), cdr(xs))
	End If
End Function

Function foldr(Optional f As Object, Optional acc As Variant, Optional xs As TList)
	Dim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As TList, Optional ys As TList)
	Dim oFn As Object : If isNull(oFn) Then : oFn = Fn.adjoin : End If
	If isMissing(ys) Then 
		If isMissing(xs) Then
			adjoin = oFn
		Else
			adjoin = apply(oFn, xs)
		End If
	Else
		adjoin = foldr(cons, ys, xs)
	End If
End Function

' Normally this is called "concat" but we already have that for Strings
Function flatten(Optional xs As TList)
	If isMissing(xs) Then
		flatten = foldl(adjoin, nil)
	Else
		flatten = foldl(adjoin, nil, xs)
	End If
End Function

Function reverse(Optional xs As TList)
	If isMissing(xs) Then : reverse = Fn.reverse : Exit Function : End If
	Dim result As Object
	If xs.len &lt;= 1 Then
		result = xs
	Else
		'result = foldl(swap(cons), nil, xs)
		Dim ts As Object
		ts = xs
		result = nil
		While (ts.len &gt; 0)
			result = cons(ts.head, result)
			ts = ts.tail
		Wend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List()
	test_List_isNil_and_cons()
	test_List_length()
	test_List_fnApp()
	test_List_typeOfAndToString()
	test_List_List()
	test_List_car()
	test_List_cdr()
	test_List_map()
	test_List_filter()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Type TFn
	tyname		As String
	str			As Variant
	which		As Variant
	arity 		As Integer
	partialArgs As Variant
	args		As Variant
End Type

Type TFnObjs
	id 			As Object
	fstArg 		As Object
	sndArg 		As Object
	swap 		As Object
	compose 	As Object
	ite			As Object
	asc			As Object
	chr			As Object
	add			As Object
	mul			As Object
	isString	As Object
	isEmpty		As Object
	toString	As Object
	concat		As Object
	readHex		As Object
	equ			As Object
	inRange		As Object
	
	TFn_toString	As Object
	applyToList		As Object

	isList		As Object
	isNil		As Object
	cons		As Object
	length		As Object
	car			As Object
	cdr			As Object
	cadr		As Object
	caddr		As Object
	map			As Object
	foldl		As Object
	foldr		As Object
	foldl1		As Object
'	foldr1		As Object
	adjoin		As Object
	flatten 	As Object
	reverse 	As Object
	
	TParser_toString	As Object
	mkParser 			As Object
	pReturn				As Object
	pStr				As Object
	pBind				As Object
	pChoice				As Object
	pMany				As Object
	pMany1				As Object
	pZeroOrOne			As Object
	mkTypeVar			As Object
	maybeMakeArrowType	As Object
	mkTypeCtor			As Object
	mkTupleType			As Object
	
	TASN_toString		As Object
	mkDtTerminal		As Object
	mkDtCClass			As Object
	mkDtNonterminal		As Object
	mkDtMult			As Object
	toDerivationP		As Object
End Type


Sub Main
	test_Fn()
End Sub

Function newFn(name As String, arity As Integer, Optional typ)
	Dim result As New TFn
	result.tyname = "TFn"
	result.which = name
	result.arity = arity
	If Not(isMissing(typ)) Then
		result.str = name &amp; " :: " &amp; typ
	Else
		result.str = name
	End If
	newFn = result
End Function

Function Fn
	Static result As Object
	If isNull(result) Then
		Set result = New TFnObjs
		result.id      	= lookupFn("id")
		result.fstArg  	= lookupFn("fstArg")
		result.sndArg  	= lookupFn("sndArg")
		result.swap    	= lookupFn("swap")
		result.compose 	= lookupFn("compose")
		result.ite 		= lookupFn("ite")
		result.asc 		= lookupFn("asc")
		result.chr 		= lookupFn("chr")
		result.add 		= lookupFn("add")
		result.mul 		= lookupFn("mul")
		result.isString	= lookupFn("isString")
		result.isEmpty	= lookupFn("isEmpty")
		result.toString = lookupFn("toString")
		result.concat	= lookupFn("concat")
		result.readHex	= lookupFn("readHex")
		result.equ		= lookupFn("equ")
		result.inRange	= lookupFn("inRange")
		
		result.TFn_toString = lookupFn("TFn_toString")
		result.applyToList 	= lookupFn("applyToList")

		result.isList	= lookupFn("isList")
		result.isNil	= lookupFn("isNil")
		result.cons		= lookupFn("cons")
		result.length	= lookupFn("length")
		result.car 		= lookupFn("car")
		result.cdr 		= lookupFn("cdr")
		result.cadr 	= lookupFn("cadr")
		result.caddr 	= lookupFn("caddr")
		result.map		= lookupFn("map")
		result.foldl	= lookupFn("foldl")
		result.foldr	= lookupFn("foldr")
		result.foldl1	= lookupFn("foldl1")
'		result.foldr1	= lookupFn("foldr1")
		result.adjoin	= lookupFn("adjoin")
		result.flatten	= lookupFn("flatten")
		result.reverse	= lookupFn("reverse")

		result.TParser_toString = lookupFn("TParser_toString")
		result.mkParser	= lookupFn("mkParser")
		result.pReturn	= lookupFn("pReturn")
		result.pStr		= lookupFn("pStr")
		result.pBind	= lookupFn("pBind")
		result.pChoice	= lookupFn("pChoice")
		result.pMany		= lookupFn("pMany")
		result.pMany1		= lookupFn("pMany1")
		result.pZeroOrOne	= lookupFn("pZeroOrOne")
		result.mkTypeVar		  = lookupFn("mkTypeVar")
		result.maybeMakeArrowType = lookupFn("maybeMakeArrowType")
		result.mkTypeCtor		  = lookupFn("mkTypeCtor")
		result.mkTupleType		  = lookupFn("mkTupleType")

		result.TASN_toString 	= lookupFn("TASN_toString")
		result.mkDtTerminal		= lookupFn("mkDtTerminal")
		result.mkDtCClass		= lookupFn("mkDtCClass")
		result.mkDtNonterminal  = lookupFn("mkDtNonterminal")
		result.mkDtMult  		= lookupFn("mkDtMult")
		result.toDerivationP	= lookupFn("toDerivationP")
	End If
	Fn = result
End Function

Function mkPartialApp(fn As Object, arg As Variant)
	Dim result As New TFn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Else ' r = 2
				croak("TFn_toString: compose partially applied to just 1 arg")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isString",		1, "Any -&gt; Bool"), _
			newFn("isEmpty",		1, "Any -&gt; Bool"), _
			newFn("toString",		1, "Any -&gt; Str"), _
			newFn("id",				1, "a -&gt; a"), _
			newFn("fstArg",			2, "a -&gt; b -&gt; a"), _
			newFn("sndArg",			2,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concat",			2, "Str -&gt; Str -&gt; Str"), _
			newFn("asc",			1, "Char -&gt; Int"), _
			newFn("chr",			1, "Int -&gt; Char"), _
			newFn("readHex",		1, "Str -&gt; Long"), _
			_
			newFn("TFn_toString",	1, "(a -&gt; b) -&gt; Str"), _
			newFn("applyToList",	2), _
			newFn("existsF",		1), _
			newFn("arityF", 		1), _
			_
			newFn("TList_toString",	1), _
			newFn("TList_equ",		2), _
			newFn("isList",			1, "Any -&gt; Bool"), _
			newFn("isNil",			1, "[a] -&gt; Bool"), _
			newFn("cons",			2, "a -&gt; [a] -&gt; [a]"), _
			newFn("length",			1), _
			newFn("car",			1), _
			newFn("cdr",			1), _
			newFn("cadr",			1), _
			newFn("caddr",			1), _
			newFn("map",			2, "(a -&gt; b) -&gt; [a] -&gt; [b]"), _
			newFn("foldl",			3), _
			newFn("foldr",			3), _
			newFn("foldl1",			2), _
			newFn("foldr1",			2), _
			newFn("map",			2), _
			newFn("filter",			2), _
			newFn("adjoin",			2), _
			newFn("flatten",		1, "List List a -&gt; List a"), _
			newFn("reverse",		1, "List a -&gt; List a"), _
			_
			newFn("TParser_toString",	1, "Parser a -&gt; Str"), _
			newFn("mkParser",			2, "Str -&gt; Any -&gt; Parser a"), _
			newFn("pReturn",			1, "a -&gt; Parser a"), _
			newFn("pStr",				1, "Str -&gt; Parser Str"), _
			newFn("pBind",				2, "Parser a -&gt; (a -&gt; Parser b) -&gt; Parser b"), _
			newFn("pChoice",			2, "Parser a -&gt; Parser a -&gt; Parser a"), _
			newFn("pMany",				1, "Parser a -&gt; Parser [a]"), _
			newFn("pMany1",				1, "Parser a -&gt; Parser [a]"), _
			newFn("pZeroOrOne",			1, "Parser a -&gt; Parser (Maybe a)"), _
			newFn("mkTypeVar",			1, "Char -&gt; Str"), _
			newFn("maybeMakeArrowType",	2, "Typ -&gt; Maybe Typ -&gt; Typ"), _
			newFn("mkTypeCtor",			2, "Str -&gt; [Typ] -&gt; Typ"), _
			newFn("mkTupleType",		2, "Typ -&gt; [Typ] -&gt; Typ"), _
			_
			newFn("TASN_toString",		1, "ASN -&gt; Str"), _
			newFn("mkDtTerminal",		1, "Str -&gt; ASN"), _
			newFn("mkDtCClass",			2, "Str -&gt; Str -&gt; ASN"), _
			newFn("mkDtNonterminal",	2, "Str -&gt; [ASN] -&gt; ASN"), _
			newFn("mkDtMult",			2, "Str -&gt; [ASN] -&gt; ASN"), _
			newFn("toDerivationP", 		1, "Parser Str -&gt; Parser ASN") 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hr(13) : End If
			croak(msg &amp; "unknown function: " &amp; toString(fn))
		End If
	Else
		f = fn
	End If
	If Not(isFn(f)) Then
		If isMissing(msg) Then : msg = "" : Else : msg = msg &amp; chr(13)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id": 			result = a0
		Case "asc":			result = Asc(		a0)
		Case "chr":			result = Chr(		a0)
		Case "isString":	result = isString(	a0)
		Case "isEmpty":		result = isEmpty(	a0)
		Case "toString":	result = toString(	a0)
		Case "readHex":		result = readHex(	a0)
		Case "isList":		result = isList(	a0)
		Case "isNil":		result = isNil(		a0)
		Case "length":		result = length(	a0)
		Case "car":			result = car(		a0)
		Case "cdr":			result = cdr(		a0)
		Case "cadr":		result = cadr(		a0)
		Case "caddr":		result = caddr(		a0)
		Case "flatten":		result = flatten(	a0)
		Case "reverse": 	result = reverse(	a0)
		Case "toArray": 	result = toArray(	a0)
		Case "pStr": 		result = pStr(		a0)
		Case "pReturn":		result = pReturn(	a0)
		Case "pMany":		result = pMany(		a0)
		Case "pMany1":		result = pMany1(	a0)
		Case "pZeroOrOne":	result = pZeroOrOne(a0)
		Case "mkTypeVar":	result = mkTypeVar(	a0)
		Case "TFn_toString":		result = TFn_toString(		a0)
		Case "TList_toString":		result = TList_toString(	a0)
		Case "TParser_toString":	result = TParser_toString(	a0)
		Case "TASN_toString":		result = TASN_toString(		a0)
		Case "mkDtTerminal":		result = mkDtTerminal(		a0)
		Case "toDerivationP":		result = toDerivationP(		a0)
		Case Else
			Goto applyLast_doTheCall
	End Select
	applyLast = result
	Exit Function
applyLast_of_two:
	a0 = car(reverseArgs) 'fn.args(0)
	a1 = arg
	Select Case name
		Case "fstArg":		result = a0
		Case "sndArg":		result = a1
		Case "add":			result = CLng(a0 + a1)
		Case "mul":			result = CLng(a0 * a1)
		Case "concat":		result = a0 &amp; a1
		Case "equ":			result = equ(			a0, a1)
		Case "applyToList":	result = applyToList(	a0, a1)
		Case "cons":		result = cons(			a0, a1)
		Case "map":			result = map(			a0, a1)
		Case "filter":		result = filter(		a0, a1)
		Case "foldl1":		result = foldl1(		a0, a1)
'		Case "foldr1":		result = foldr1(		a0, a1)
		Case "adjoin":		result = adjoin(		a0, a1)
		Case "mkParser":	result = mkParser(		a0, a1)
		Case "pBind":		result = pBind(			a0, a1)
		Case "pChoice":		result = pChoice(		a0, a1)
		Case "maybeMakeArrowType": result = maybeMakeArrowType(a0, a1)
		Case "mkTypeCtor":	result = mkTypeCtor(	a0, a1)
		Case "mkTupleType":	result = mkTupleType(	a0, a1)
		Case "mkDtCClass":	result = mkDtCClass(	a0, a1)
		Case "mkDtNonterminal":	result = mkDtNonterminal(	a0, a1)
		Case "mkDtMult":		result = mkDtMult(	a0, a1)
		Case Else
			Goto applyLast_doTheCall
	End Select
	applyLast = result
	Exit Function
applyLast_of_three:
	a0 = cadr(reverseArgs) 'fn.args(0)
	a1 = car(reverseArgs) 'fn.args(1)
	a2 = arg
	Select Case name
		Case "swap":		result = apply(a0, a2, a1)
		Case "compose":		result = apply(a0, apply(a1, a2))
		Case "inRange":		result = CBool( (a0 &lt;= a2) And (a2 &lt;= a1) )
		Case "foldl":		result = foldl(		a0, a1, a2)
		Case "foldr":		result = foldr(		a0, a1, a2)
		Case Else
			Goto applyLast_doTheCall
	End Select
	applyLast = result
	Exit Function
applyLast_of_four:
	a0 = caddr(reverseArgs) 'fn.args(0)
	a1 = cadr(reverseArgs) 'fn.args(1)
	a2 = car(reverseArgs) 'fn.args(2)
	a3 = arg
	Select Case name
		Case "ite"
			If applyLast(a0, a3) Then
				result = apply1(a1, a3)
			Else
				result = apply1(a2, a3)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TList_equ":			result = TList_equ(			a(0), a(1)			)
		Case Else
			croak("applyBuiltinRev: unknown function '" &amp; getFnName(fn) &amp; "'")
	End Select	
	applyBuiltinRev = result
End Function

Function applyToList(Optional ByVal f As Variant, Optional ByVal args As Object)
	Dim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hr(13)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hr(13)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Dim i As Integer
		
	Dim fId As Variant
	fId = Fn.id
	assertEqual(isPartialApp(fId), False).x
	assertEqual(arity(fId), 1).x
	assertEqual(apply(fId, 0), id(0)).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isPartialApp(sndArg5), True).x
	assertEqual(arity(sndArg5), 1).x
	assertEqual(apply1(sndArg5, 7), 7).x
	' easy partial application:
	assertEqual(arity(sndArg), 2).x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Chr( 9)), 	       9).x
	assertEqual(apply(fAsc, Chr(13)), 	      13).x
	assertEqual(apply(fAsc, "0"), 		Asc("0")).x
	assertEqual(apply(fAsc, "9"), 		Asc("9")).x
	assertEqual(apply(fAsc, "A"), 		Asc("A")).x
	assertEqual(apply(fAsc, "B"), 		Asc("B")).x
	assertEqual(apply(fAsc, "Z"), 		Asc("Z")).x

	Dim fChr As Variant
	fChr = Fn.chr
	assertEqual(arity(fChr), 1).x
	assertEqual(apply(fChr,  9), 	Chr( 9)).x
	assertEqual(apply(fChr, 13), 	Chr(13)).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choic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hr(13) _
		&amp; toString(applyP(p, s)) _
	)
End Sub

'==================================================================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chr(13) &amp; chr(10)
			result = result &amp; " where" &amp; newLine _
				   &amp; Join(toArray(rules), newLine)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If p.str &lt;&gt; "" Then
		result = p.str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If isPZeroOrOne(p) Then
				' it has shape p +++ return Empty
				' so it's effectively "zero-or-one" p, which can be written as "p?"
				
				If (altL.tp = "choice") Or (altL.tp = "bind") Then
					result = "(" &amp; _TParser_toString( _
								altL, k, indent &amp; " ", False, rules, seen) _
						   &amp; ")"
				Else
					result = _TParser_toString( _
								altL, k, indent, False, rules, seen)
				End If
				result = result &amp; "?"
			ElseIf isPMany(p) Then
				' it has shape many1 p +++ return nil
				If (altL.st.tp = "choice") Or (altL.st.tp = "bind") Then
					result = "(" &amp; _TParser_toString( _
								altL.st, k, indent &amp; " ", False, rules, seen) _
						   &amp; ")"
				Else
					result = _TParser_toString( _
								altL.st, k, indent, False, rules, seen)
				End If
				result = result &amp; "*"
			Else
				Dim altLStr As String, altRStr As String
				If isNewLines Then
					altLStr = _TParser_toString( _
								altL, k, indent, isNewLines, rules, seen)
					altRStr = _TParser_toString( _
								altR, k, indent, isNewLines, rules, seen)	
					result = altLStr _
						   &amp; chr(13) &amp; chr(10)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End If
		Case "bind"
			Dim q As Object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End If
		Case "seq"
			Dim ps As Variant, i As Integer
			Dim fName As String, args As Object, argsStr As String
			ps = p.st(0)
			f  = p.st(1)
			fName = getFnName(f)
			args = nil
			result = "(do "
			Dim addIndent As String, newLine As String, innerIndent As String
			addIndent = Space(Len(result))
			newLine = chr(13) &amp; chr(10)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
		result.id = instId
		instId = instId + 1
		result.tp = tp
		result.st = st
	End If
	mkParser = result
End Function

Function parseFailure()
	parseFailure = Empty
End Function

Function isParseFailure(parseResult) As Boolean
	isParseFailure = isEmpty(parseResult)
'	If typeOf(parseResult) &lt;&gt; typeOf(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 returnEmpty = mkParser("return", Empty) : End If
	If isMissing(v) Then
		pReturn = oFn
	ElseIf isEmpty(v) Then
		pReturn = returnEmpty
	Else
		pReturn = mkParser("return", v)
	End If
End Function

' monadic bind, aka "&gt;&gt;="
' for the Parser type that is the fn of type Parser a -&gt; (a -&gt; Parser b) -&gt; Parser b
' which applies the Parser p and if that succeeds feeds its result to the fn f
' to give the overall result Parser b that f returns
Function pBind(Optional p As Parser, Optional f As Object)
	Dim oFn As Object : If isNull(oFn) Then : oFn = Fn.pBind : End If
	Dim result As Variant
	If isMissing(f) Then
		If isMissing(p) Then
			result = oFn
		Else
			' TODO: pBind: check if p is proper Parser
			result = apply(oFn, p)
		End If
	Else
		bindStats(p, f)
		' TODO: pBind: check if f is proper function
		result = mkParser("bind", Array(p, f))
		result.st0 = p
		result.st1 = f
		If isKsomething(f) Then
			Dim v As Object
			v = car(partialArgs(f)) ' peel off K	
			If isKreturn(f) Then
				result.st2 = 2
				Dim inner As String
				inner = toString(v)
				result.st3 = v.st ' peel off pReturn
			Else
				result.st2 = 1
				result.st3 = v	' the subsequent parser
			End If
		ElseIf isBreturn(f) Then
			Dim g As Object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 "ind" Then
					If isNull(x.st) Then
						xStr = "K P???" &amp; x.id
					Else
						xStr = "K P" &amp; x.st.id
					End If
				Else
					xStr = "K " &amp; TParser_toString(x)
				End If
			ElseIf isBsomething(x) Then
				Dim g As Object, h As Object
				g = cadr(partialArgs(x)) ' they're in reverse order!
				h = car(partialArgs(x))
				xStr = "B (" &amp; getFnName(g) &amp; "...) (" &amp; getFnName(h) &amp; "...)"
			Else
				xStr = TFn_toString(x)
			End If
			out = cons(chr(10) &amp; "  " &amp; 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Dim result As Object
'	result = pBind( pItem, ite(predicate, pReturn, fstArg(pFail)) )
	result = mkParser("sat", predicate)
	result.st0 = predicate
	pSat = result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result.st0 =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Function pSat(predicate)
'	pBind(pItem, ite(predicate, pReturn, fstArg(pFail))
'End Function

' succeeds if either p1 succeeds (then returning p1's result and pos)
' or (and only if p1 fails) if p2 succeeds, returns p2's result and pos.
' fails if both, p1 and p2 fail
Function pChoice(Optional p1 As Parser, Optional p2 As Parser)
	Dim oFn As Object :	If isNull(oFn) Then : oFn = Fn.pChoice : End If
	Dim result As Object
	If isMissing(p1) Then
		result = oFn
	ElseIf isMissing(p2) Then
		result = apply(oFn, p1)
	Else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 pattern-matches p against "q +++ return Empty" where q any parser
Function isPZeroOrOne(p As Parser)
	Dim result As Boolean : result = False
	If p.tp = "choice" Then
		Dim sndAlt As Object ' 2nd alternative
		sndAlt = p.st(1)
		' check if it has shape p +++ return Empty (which is effectively "zero-or-one" p)
		result = ((sndAlt.tp = "return") And isEmpty(sndAlt.st))
	End If
	isPZeroOrOne = result
End Function

' never fails: if p fails than pZeroOrOne(p) returns Empty + same pos as result,
' otherwise returns whatever p returns as result (+ pos)
' matches at most once
Function pZeroOrOne(Optional p As Parser)
	Static oFn As Object : If isNull(oFn) Then : oFn = Fn.pZeroOrOne : End If
	Dim result As Variant
	If isMissing(p) Then
		result = oFn
	Else
		If isPZeroOrOne(p) Then
			result = p
		Else
			result = pChoice(p, pReturn(Empty))
		End If
	End If
	pZeroOrOne = result
End Function

Function isPMany1(p As Parser) As Boolean
	isPMany1 = (p.tp = "many1")
End Function

Function isPMany(p As Parser) As Boolean
	Dim result As Boolean
	result = False
	If p.tp = "many" Then
		result = True
	ElseIf p.tp = "choice" Then
		Dim sndAlt As Object
		sndAlt = p.st(1)
		' check if it has shape p +++ return Empty (which is effectively "zero-or-one" p)
		If (sndAlt.tp = "return") And isObject(sndAlt.st) Then
			If isNil(sndAlt.st) Then
				result = isPMany1(p.st(0))
			End If
		End If
	End If
	isPMany = result
End Function

' pMany: never fails: if p fails then pMany(p) returns nil + same pos as result,
' otherwise returns a of p results (in the order as in the parsed string) + last pos
' matches as many as possible
Function pMany(Optional p As Parser)
	Static oFn As Object : If isNull(oFn) Then : oFn = Fn.pMany : End If
	Dim result As Variant
	If isMissing(p) Then
		result = oFn
		' result = compose(swap(pChoice, pReturn(nil)), pMany1)
	Else
		' Note: direct impl might give a little more perf (not worth it)
		result = pChoice(pMany1(p), pReturn(nil))
	End If
	pMany = result
End Function

' pMany1: same as pMany except that it fails if there is no match at all
' matches as many as possible
Function pMany1(Optional p As Parser)
	Static oFn As Object : If isNull(oFn) Then : oFn = Fn.pMany1 : End If
	Dim result As Variant
	If isMissing(p) Then
		result = oFn
	Else
		result = mkParser("many1", p)
		result.st0 = p	
	End If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pRange(lo As String, hi As String)
	Dim result As Object
	result = pSat(compose(inRange(Asc(lo), Asc(hi)), Fn.asc))
	result.str = "[" &amp; lo &amp; "-" &amp; hi &amp; "]"
	pRange = result
End Function

Function pWhite()
	Static result As Object
	If isNull(result) Then
		result = pChoice(pStr(" "), pStr(Chr(9))
		result.str = "[ \t]"
		result.typ = "Parser Char"
		result = fixIndirection(pInd("ws"), result)
	End If
	pWhite = result
End Function

Function pAlphaLower()
	Static result As Object
	If isNull(result) Then : result = pRange("a", "z") : End If
	pAlphaLower = result
End Function

Function pAlphaUpper()
	Static result As Object
	If isNull(result) Then : result = pRange("A" ,"Z") :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result = pSeq(Array(pRange("0", "1")), _
			compose(add(-Asc("0")), Fn.Asc))
		
		result = fixIndirection(pInd("BinDigit"), result)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Set f = compose(ite(inRange(Asc("0"), Asc("9")), compose(pReturn, add(-Asc("0"))), fstArg(pFail)),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Dim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Dim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Dim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isUnderSkip Then
				result = Empty
			Else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in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0
			isUnderSkip = True
			Goto _applyP_begin
			'result = _applyP(p.st0, s, pos, endPos, True)
			'If endPos &gt; 0 Then
			'	assertEqual(result, Empty).x
			'End If
		Case "sat"
			If pos &gt; Len(s) Then
				Goto _applyP_parseFailure
			End If
			result = Mid(s, pos, 1)
			If Not(apply(p.st0,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_applyP_parseSuccess:
	assertEqual(endPos &gt; 0, True).x
	If isUnderSkip Then
		If Not(isEmpty(result)) Then
			MsgBox(toString(p) _
				&amp; chr(13) &amp; chr(10) &amp; toString(result) _
				&amp; chr(13) &amp; chr(10) &amp; Len(toString(result)) _
			)
		End If
		assertEqual(result, Empty).x
	End If
	_applyP = result
	Exit Function
_applyP_parseFailure:
	_applyP = Empty	' needed to ensure that under skip really *always* Empty is returned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ssertEqual(p.st2, 0).x
			End If
		Case "seq"
			applyP_seq = applyP_seq + 1
		Case "skip"	' tail-recursive
			assertEqual(typeOf(p.st(0)), typeOf(p.st0)).x
			assertEqual(typeOf(p.st0), typeOf(pFail)).x
			assertEqual(p.st0.id, p.st(0).id).x
			applyP_skip = applyP_skip + 1
		Case "sat"
			assertEqual(isFn(p.st), True).x
			assertEqual(isFn(p.st0), True).x
			assertEqual(arity(p.st0), arity(p.st)).x
			assertEqual(getFnName(p.st0), getFnName(p.st)).x
			applyP_sat = applyP_sat + 1
		Case "many1"
			applyP_many1 = applyP_many1 + 1
		Case "fail"
			applyP_fail = applyP_fail + 1
		Case "ind"	' tail-recursive
			applyP_ind = applyP_ind + 1
			If isNull(p.st0) Then
				assertEqual(p.st(0), p.st0).x
			Else
				assertEqual(typeOf(p.st(0)), typeOf(p.st0)).x
				assertEqual(typeOf(p.st0), typeOf(pFail)).x
				assertEqual(p.st0.id, p.st(0).id).x
			End If
		Case "end"
			applyP_end = applyP_end + 1
	End Select
End Function

'= tests ======================================================================

Function [-----------------------------]()
End Function

Function test_Parser(Optional what)
'	what = "primitives"
	Dim failure As String
	failure = toString(parseFailure)
	
	Dim result As Variant
	Dim ticksPerSec As Long
	ticksPerSec = GetSystemTicks()
	Wait(100) ' wait a hundred milliseconds
	ticksPerSec = 10 * (GetSystemTicks() - ticksPerSec)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sat()
		test_Parser_skip()
	End If
	If isMissing(what) Or (what = "all") Or (what = "multiplicity") Then
		test_Parser_zeroOrOne()
		test_Parser_skip_zeroOrOne()
		test_Parser_many()
		test_Parser_many1()
	End If
	If isMissing(what) Or (what = "all") Or (what = "basic") Then
		test_Parser_range()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hr(13) &amp; "that's ~" &amp; aPerSec &amp; " assertions/sec"
		MsgBox(summary)
		result = summary
		Dim parserInstCount As Integer
		parserInstCount = pReturn("just something").id

		msgbox(parserInstCount &amp; " Parser instances" _
				&amp; chr(13) &amp; "applyP_callCount: " &amp; applyP_callCount _
				&amp; chr(13) &amp; "_applyP_callCount: " &amp; _applyP_callCount(0) &amp; "/" &amp; _applyP_callCount(1) _
				&amp; chr(13) &amp; "applyP_str: " &amp; applyP_str _
				&amp; chr(13) &amp; "applyP_choice: " &amp; applyP_choice _
				&amp; chr(13) &amp; "applyP_item: " &amp; applyP_item _
				&amp; chr(13) &amp; "applyP_end: " &amp; applyP_end _
				&amp; chr(13) &amp; "applyP_bind: " &amp; applyP_bind _
				&amp; chr(13) &amp; "  (applyP_bind_K_x: " &amp; applyP_bind_K_x &amp; ")" _
				&amp; chr(13) &amp; "  (applyP_bind_K_return: " &amp; applyP_bind_K_return &amp; ")" _
				&amp; chr(13) &amp; "  (applyP_bind_B_f_g: " &amp; applyP_bind_B_f_g &amp; ")" _
				&amp; chr(13) &amp; "  (applyP_bind_B_return_g: " &amp; applyP_bind_B_return_g &amp; ")" _
				&amp; chr(13) &amp; "applyP_return: " &amp; applyP_return _
				&amp; chr(13) &amp; "applyP_seq: " &amp; applyP_seq _
				&amp; chr(13) &amp; "applyP_skip: " &amp; applyP_skip _
				&amp; chr(13) &amp; "applyP_sat: " &amp; applyP_sat _
				&amp; chr(13) &amp; "applyP_many1: " &amp; applyP_many1 _
				&amp; chr(13) &amp; "applyP_fail: " &amp; applyP_fail _
				&amp; chr(13) &amp; "applyP_ind: " &amp; applyP_ind _
				&amp; chr(13) &amp; length(bindFns) &amp; " bindFns: " &amp; toString(bindFns))
	Else
		result = Join(Array("test_Parser(" &amp; what &amp; "):", tm, aCount), " ")
	End If
	test_Parser = result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	assertEqual(typeOf(p), "Object/TParser").x
	Dim actual As Variant, testResult As Variant
	Dim actualS As String, expectedS As String
	
	If isArray(ss) Then
		Dim i As Integer
		For i = LBound(ss) To UBound(ss)
			actual = applyP(p, ss(i), 1)
			testResult = assertEqual(actual(1), expPos)
			If (testResult.isFail) Then
				MsgBox(toString(actual))
				Goto assert_parse_failed
			End If
			testResult = assertEqual(toString(actual(0)), toString(expVal))
			If (testResult.isFail) Then
				Goto assert_parse_failed
			End If
		Next i
	Else
		actual = applyP(p, ss, 1)
		testResult = assertEqual(actual(1), expPos)
		If (testResult.isFail) Then
			Goto assert_parse_failed
		End If
		testResult = assertEqual(toString(actual(0)), toString(expVal))
		If (testResult.isFail) Then
			Goto assert_parse_failed
		End If
	End If
	assert_parses = testResult
	Exit Function
assert_parse_failed:
	actualS = toString(actual)
	expectedS = toString(Array(expVal, expPos))
	testResult = assertEqual(actualS, expectedS)
	If isArray(ss) Then
		MsgBox("at index " &amp; i &amp; ": " &amp; toString(ss(i)))
	End If
	assert_parses = testResult
End Function

'= actual tests ===============================================================

Function test_Parser_fail()
	refute_parses(pFail, Array( _
		"",	" ", "   ", chr(13), chr(9),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hr(13),	"bar", 1).x

	p = pReturn(4711)	
	assert_parses(p, "",		4711, 1).x
	assert_parses(p, " ",		4711, 1).x
	assert_parses(p, "a",		4711, 1).x
	assert_parses(p, "1",		4711, 1).x
	assert_parses(p, "[]",		4711, 1).x
	assert_parses(p, "abcd",	4711, 1).x
	assert_parses(p, chr(13),	4711, 1).x
End Function

Function test_Parser_item()
	Dim p As Parser
	Set p = pItem

	refute_parses(p, "").x
	assert_parses(p, " ",		" ", 2).x
	assert_parses(p, "a",		"a", 2).x
	assert_parses(p, "1",		"1", 2).x
	assert_parses(p, "[]",		"[", 2).x
	assert_parses(p, "abcd",	"a", 2).x
	assert_parses(p, chr(13),	chr(13), 2).x
	assert_parses(p, chr( 9),	chr( 9),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hr(13)).x
	refute_parses(p, "asdf").x
	refute_parses(p, " bar").x
	refute_parses(p, "b").x
	refute_parses(p, "ba").x
	assert_parses(p, "bar",		"bar", 4).x
	assert_parses(p, "barb",	"bar", 4).x
	assert_parses(p, "barba",	"bar", 4).x
	assert_parses(p, "barbar",	"bar", 4).x

	p = pStr(chr(13))
	refute_parses(p, "").x
	refute_parses(p, " ").x
	refute_parses(p, " " &amp; chr(13)).x
	refute_parses(p, "asdf").x
	refute_parses(p, " bar").x
	refute_parses(p, "b").x
	refute_parses(p, "ba").x
	refute_parses(p, "bar").x
	refute_parses(p, "barb").x
	refute_parses(p, "barba").x
	refute_parses(p, "barbar").x
	assert_parses(p, chr(13),					"\n", 2).x
	assert_parses(p, chr(13) &amp; "bar",			"\n", 2).x
	assert_parses(p, chr(13) &amp; chr(13),			"\n", 2).x
	assert_parses(p, chr(13) &amp; chr(13) &amp; "bar",	"\n", 2).x
End Function

Function test_Parser_choice()
	Dim p As Object
	Dim data As Variant

	p = pChoice
	assertEqual(isFn(p), True).x
	assertEqual(arity(p),  2).x
	p = apply(p, pItem)
	assertEqual(isFn(p), True).x
	assertEqual(arity(p),  1).x
	p = apply(p, pReturn(7))
		
	data = Array("", " ", " " &amp; chr(13), "asdf", " bar", "b", "ba", "bar", "barb",_
		"barba", "barbar", chr(13), chr(13) &amp; "bar", chr(13) &amp; chr(13),_
		chr(13) &amp; chr(13)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sat()
	Dim p As Parser, actual As Variant
	Set p = pSat(apply(Fn.equ, "a")
	
	refute_parses(p, "").x
	refute_parses(p, " ").x
	assert_parses(p, "a",		"a", 2).x
	assert_parses(p, "aa",		"a", 2).x
	refute_parses(p, "1").x
	refute_parses(p, "[]").x
	assert_parses(p, "abcd",	"a", 2).x
	refute_parses(p, chr(13)).x
	refute_parses(p, chr( 9)).x
End Function

Function test_Parser_skip()
	Dim p As Parser, actual As Variant
	Set p = pSkip(pItem)
	refute_parses(p, "").x
	applyP(p, " ")
	assert_parses(p, " ",		Empty, 2).x
	assert_parses(p, "a",		Empty, 2).x
	assert_parses(p, "1",		Empty, 2).x
	assert_parses(p, "[]",		Empty, 2).x
	assert_parses(p, "abcd",	Empty, 2).x
	assert_parses(p, chr(13),   Empty, 2).x
	assert_parses(p, chr( 9),	Empty, 2).x
	
	' skip fail = fail
	Set p = pSkip(pFail)
	refute_parses(p, "").x
	refute_parses(p, " ").x
	refute_parses(p, "a").x
	refute_parses(p, "1").x
	refute_parses(p, "[]").x
	refute_parses(p, "abcd").x
	refute_parses(p, chr(13)).x
	refute_parses(p, chr( 9)).x
		
	Set p = pSkip(pBind(pItem, fstArg(pItem)))
	refute_parses(p, "").x
	refute_parses(p, " ").x
	refute_parses(p, "a").x
	refute_parses(p, "1").x
	assert_parses(p, "[]",				Empty, 3).x
	assert_parses(p, "abcd",			Empty, 3).x
	refute_parses(p, chr(13)).x
	refute_parses(p, chr( 9)).x
	assert_parses(p, chr(13) &amp; chr(13),	Empty, 3).x
	assert_parses(p, chr( 9) &amp; chr( 9),	Empty, 3).x

	' skip (return x) = return Empty
	Set p = pSkip(pReturn("foo"))
	assert_parses(p, "",		Empty, 1).x
	assert_parses(p, " ",		Empty, 1).x
	assert_parses(p, "a",		Empty, 1).x
	assert_parses(p, "1",		Empty, 1).x
	assert_parses(p, "[]",		Empty, 1).x
	assert_parses(p, "abcd",	Empty, 1).x
	assert_parses(p, chr(13),   Empty, 1).x
	assert_parses(p, chr( 9),	Empty, 1).x

	' skip (skip x) = skip x
	Set p = pSkip(pSkip(pItem))
'	msgbox(toString(p))
	refute_parses(p, "").x
	assert_parses(p, " ",		Empty, 2).x
	assert_parses(p, "a",		Empty, 2).x
	assert_parses(p, "1",		Empty, 2).x
	assert_parses(p, "[]",		Empty, 2).x
	assert_parses(p, "abcd",	Empty, 2).x
	assert_parses(p, chr(13),   Empty, 2).x
	assert_parses(p, chr( 9),	Empty, 2).x

	Set p = pSkip(pStr("foo"))
	refute_parses(p, "").x
	refute_parses(p, " ").x
	refute_parses(p, "a").x
	refute_parses(p, "1").x
	refute_parses(p, "[]").x
	refute_parses(p, "abcd").x
	refute_parses(p, chr(13)).x
	refute_parses(p, chr( 9)).x
	
	assert_parses(p, "foo",				Empty, 4).x
	assert_parses(p, "foo ",			Empty, 4).x
	assert_parses(p, "fooa",			Empty, 4).x
	assert_parses(p, "foo1",			Empty, 4).x
	assert_parses(p, "foo[]",			Empty, 4).x
	assert_parses(p, "fooabcd",			Empty, 4).x
	assert_parses(p, "foo" &amp; chr(13),   Empty, 4).x
	assert_parses(p, "foo" &amp; chr( 9),	Empty, 4).x
	
	Set p = pSkip(pSeq(Array(pStr("f"), pStr("oo")), concat)
	refute_parses(p, "").x
	refute_parses(p, " ").x
	refute_parses(p, "a").x
	refute_parses(p, "1").x
	refute_parses(p, "[]").x
	refute_parses(p, "abcd").x
	refute_parses(p, chr(13)).x
	refute_parses(p, chr( 9)).x
	
	assert_parses(p, "foo",				Empty, 4).x
	assert_parses(p, "foo ",			Empty, 4).x
	assert_parses(p, "fooa",			Empty, 4).x
	assert_parses(p, "foo1",			Empty, 4).x
	assert_parses(p, "foo[]",			Empty, 4).x
	assert_parses(p, "fooabcd",			Empty, 4).x
	assert_parses(p, "foo" &amp; chr(13),   Empty, 4).x
	assert_parses(p, "foo" &amp; chr( 9),	Empty, 4).x
	
	Set p = pSkip(pZeroOrOne(pItem))
	assert_parses(p, "",		Empty, 1).x
	assert_parses(p, " ",		Empty, 2).x
	assert_parses(p, "a",		Empty, 2).x
	assert_parses(p, "1",		Empty, 2).x
	assert_parses(p, "[]",		Empty, 2).x ' reads at most one
	assert_parses(p, "abcd",	Empty, 2).x
	assert_parses(p, chr(13),   Empty, 2).x
	assert_parses(p, chr( 9),	Empty, 2).x
	
	Set p = pSkip(pMany(pItem))
'	msgbox(toString(p))
	assert_parses(p, "",		Empty, 1).x
	assert_parses(p, " ",		Empty, 2).x
	assert_parses(p, "a",		Empty, 2).x
	assert_parses(p, "1",		Empty, 2).x
	assert_parses(p, "[]",		Empty, 3).x
	assert_parses(p, "abcd",	Empty, 5).x
	assert_parses(p, chr(13),   Empty, 2).x
	assert_parses(p, chr( 9),	Empty, 2).x	
	
	Set p = pSkip(pMany1(pItem))
	refute_parses(p, "").x
	assert_parses(p, " ",		Empty, 2).x
	assert_parses(p, "a",		Empty, 2).x
	assert_parses(p, "1",		Empty, 2).x
	assert_parses(p, "[]",		Empty, 3).x
	assert_parses(p, "abcd",	Empty, 5).x
	assert_parses(p, chr(13),   Empty, 2).x
	assert_parses(p, chr( 9),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hr(13),   Empty, 1).x
	assert_parses(p, chr( 9),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chr(9)).x
	refute_parses(p, chr(9) &amp; "  ").x
	refute_parses(p, chr(9) &amp; "  x").x
	assert_parses(p, chr(9) &amp; "  xx",	"xx",  6).x
	assert_parses(p, chr(9)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hr(13), "asdf", " bar", "b", "ba", "bar", "barb",_
		"barba", "barbar", chr(13), chr(13) &amp; "bar", chr(13) &amp; chr(13),_
		chr(13) &amp; chr(13)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 (skip p)? always yields Empty, but pos may or may not be advanced:
	p = pZeroOrOne(pSkip(pStr("x")))
	assert_parses(p, data,	Empty, 1).x
	assert_parses(p, "x", 	Empty, 2).x
	assert_parses(p, "xx", 	Empty, 2).x
	assert_parses(p, "xxx", Empty, 2).x
	assert_parses(p, " x", 	Empty, 1).x
	assert_parses(p, " xx", Empty, 1).x
	assert_parses(p, " xxx",Empty, 1).x
	
	' (skip p?) always yields Empty, but pos may or may not be advanced.
	' So: (skip p?) = (skip p)?
	p = pSkip(pZeroOrOne(pStr("x")))
	assert_parses(p, data,	Empty, 1).x
	assert_parses(p, "x", 	Empty, 2).x
	assert_parses(p, "xx", 	Empty, 2).x
	assert_parses(p, "xxx", Empty, 2).x
	assert_parses(p, " x", 	Empty, 1).x
	assert_parses(p, " xx", Empty, 1).x
	assert_parses(p, " xxx",Empty, 1).x
End Function

Function test_Parser_skip_zeroOrOne()
	Dim p As Parser
	Dim data As Variant
			
	data = Array("", " ", " " &amp; chr(13), "asdf", " bar", "b", "ba", "bar", "barb",_
		"barba", "barbar", chr(13), chr(13) &amp; "bar", chr(13) &amp; chr(13),_
		chr(13) &amp; chr(13)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chr(9), 					"\t", 2	).x
	refute_parses(p, chr(13)).x
	refute_parses(p, "asdf").x
	assert_parses(p, " asdf", 					" ", 2).x
	assert_parses(p, chr(9) &amp; "asdf", 			"\t", 2).x
	refute_parses(p, chr(13) &amp; "asdf").x
	assert_parses(p, "  asdf", 					" ", 2).x
	assert_parses(p, chr(9) &amp; chr(9) &amp; "asdf", 	"\t", 2).x
	refute_parses(p, chr(13) &amp; chr(9) &amp; "asdf").x
	assert_parses(p, chr(9) &amp; chr(13) &amp; "asdf", 	"\t", 2).x
	refute_parses(p, chr(13) &amp; chr(13) &amp; "asdf").x
End Function

Function test_Parser_range()
	Dim p As Parser, i As Integer
	p = pRange("A", "Z")
	For i = 1 To Asc("A") - 1
		refute_parses(p, Chr(i)).x
	Next i
	For i = Asc("A") To Asc("Z")
		assert_parses(p, Chr(i), Chr(i), 2).x
	Next i
	For i = Asc("Z") + 1 To 255
		refute_parses(p, Chr(i)).x
	Next i
End Function

Function test_Parser_alphaLower()
	Dim p As Parser
	p = pAlphaLowe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Obj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hr(13), "asdf", " bar", "b", "ba", "bar", "barb",_
		"barba", "barbar", chr(13), chr(13) &amp; "bar", chr(13) &amp; chr(13),_
		chr(13) &amp; chr(13) &amp; "bar"_
	)
	p = pMany(pFail)
	assert_parses(p, data, zeroMatches, 1).x
	
	'p = pMany(pReturn(3)) - yields infite sequence of 3s, even on empty string
	
	p = pMany(pItem)
	assert_parses(p, "", 			zeroMatches, 1).x
	assert_parses(p, " ", 			List(" "), 2).x
	assert_parses(p, " " &amp; chr(13),	List(" ", "\n"), 3).x
	assert_parses(p, "asdf",		List("a", "s", "d", "f"), 5).x
	
	p = pMany(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hr(13), "asdf", " bar", "b", "ba", "bar", "barb",_
		"barba", "barbar", chr(13), chr(13) &amp; "bar", chr(13) &amp; chr(13),_
		chr(13) &amp; chr(13) &amp; "bar"_
	)
	p = pMany1(pFail)
	refute_parses(p, data).x
	
	'p = pMany1(pReturn(3)) - yields infite sequence of 3s, except on empty string
	
	p = pMany1(pItem)
	refute_parses(p, "").x
	assert_parses(p, " ", 			List(" "), 2).x
	assert_parses(p, " " &amp; chr(13),	List(" ", "\n"), 3).x
	assert_parses(p, "asdf",		List("a", "s", "d", "f"), 5).x
	
	p = pMany1(pStr(" "))
	refute_parses(p, "").x
	assert_parses(p, " ", 			List(" "), 2).x
	assert_parses(p, " " &amp; chr(13),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End Function

Function test_Parser_seq()
	Dim p As Parser, f As Variant
	Dim data As Variant
	
	data = Array("", " ", " " &amp; chr(13), "asdf", " bar", "b", "ba", "bar", "barb",_
		"barba", "barbar", chr(13), chr(13) &amp; "bar", chr(13) &amp; chr(13),_
		chr(13) &amp; chr(13)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chr(13) &amp; chr(10) _
				  &amp; " return [a0]" &amp; chr(13) &amp; chr(10) _
				  &amp; ")").x
	p = pSeqL(Array(pItem, pItem), id)
	assert_toStr(p, "(do a0 &lt;- item" &amp; chr(13) &amp; chr(10) _
				  &amp; "    a1 &lt;- item" &amp; chr(13) &amp; chr(10) _
				  &amp; " return [a0, a1]" &amp; chr(13) &amp; chr(10) _
				  &amp; ")").x
	p = pSeqL(Array(pItem, pStr("x"), pItem), id)
	assert_toStr(p, "(do a0 &lt;- item" &amp; chr(13) &amp; chr(10) _
				  &amp; "    a1 &lt;- (str 'x')" &amp; chr(13) &amp; chr(10) _
				  &amp; "    a2 &lt;- item" &amp; chr(13) &amp; chr(10) _
				  &amp; " return [a0, a1, a2]" &amp; chr(13) &amp; chr(10) _
				  &amp; ")").x
	p = pSeqL(Array(pItem, pSkip(pStr("x")), pItem), id)
	assert_toStr(p, "(do a0 &lt;- item" &amp; chr(13) &amp; chr(10) _
				  &amp; "     _ &lt;- (str 'x')" &amp; chr(13) &amp; chr(10) _
				  &amp; "    a1 &lt;- item" &amp; chr(13) &amp; chr(10) _
				  &amp; " return [a0, a1]" &amp; chr(13) &amp; chr(10) _
				  &amp; ")").x

	' pSeqL(..., reverse)
	p = pSeqL(Array(pItem), reverse)
	assert_toStr(p, "(do a0 &lt;- item" &amp; chr(13) &amp; chr(10) _
				  &amp; " return (reverse [a0])" &amp; chr(13) &amp; chr(10) _
				  &amp; ")").x
	p = pSeqL(Array(pItem, pStr("x"), pItem), reverse)
	assert_toStr(p, "(do a0 &lt;- item" &amp; chr(13) &amp; chr(10) _
				  &amp; "    a1 &lt;- (str 'x')" &amp; chr(13) &amp; chr(10) _
				  &amp; "    a2 &lt;- item" &amp; chr(13) &amp; chr(10) _
				  &amp; " return (reverse [a0, a1, a2])" &amp; chr(13) &amp; chr(10) _
				  &amp; ")").x
	p = pSeqL(Array(pItem, pSkip(pStr("x")), pItem), reverse)
	assert_toStr(p, "(do a0 &lt;- item" &amp; chr(13) &amp; chr(10) _
				  &amp; "     _ &lt;- (str 'x')" &amp; chr(13) &amp; chr(10) _
				  &amp; "    a1 &lt;- item" &amp; chr(13) &amp; chr(10) _
				  &amp; " return (reverse [a0, a1])" &amp; chr(13) &amp; chr(10) _
				  &amp; ")").x

	' pSeq(..., id) ' NOT pSeqL!
	p = pSeq(Array(pItem), id)
	assert_toStr(p, "(do a0 &lt;- item" &amp; chr(13) &amp; chr(10) _
				  &amp; " return a0" &amp; chr(13) &amp; chr(10) _
				  &amp; ")").x
	p = pSeq(Array(pItem, pSkip(pItem)), id)
	assert_toStr(p, "(do a0 &lt;- item" &amp; chr(13) &amp; chr(10) _
				  &amp; "     _ &lt;- item" &amp; chr(13) &amp; chr(10) _
				  &amp; " return a0" &amp; chr(13) &amp; chr(10) _
				  &amp; ")").x
	p = pSeq(Array(pSkip(pItem), pItem), id)
	assert_toStr(p, "(do  _ &lt;- item" &amp; chr(13) &amp; chr(10) _
				  &amp; "    a0 &lt;- item" &amp; chr(13) &amp; chr(10) _
				  &amp; " return a0" &amp; chr(13) &amp; chr(10)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	assert_toStr(pMany1(pWhite),					toString(pWhite) &amp; "+").x
'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hr(13), "qasdf", " bar", "qb", "qba", "qbar", "qbarb",_
		"qbarba", "qbarbar", chr(13), chr(13) &amp; "qbar", chr(13) &amp; chr(13),_
		chr(13) &amp; chr(13)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hr(13), "qasdf", " bar", "qb", "qba", "qbar", "qbarb",_
		"qbarba", "qbarbar", chr(13), chr(13) &amp; "qbar", chr(13) &amp; chr(13),_
		chr(13) &amp; chr(13)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Type TASN ' "Abstract Syntax Node"
	tyname As String
	label As Variant
	value As Variant
	children As Object
End Type


Sub Main
	test_AST()
End Sub


Function mkASN(label, value, children As Object)
	Dim result As New TASN
	result.tyname = "TASN"
	result.label = label
	result.value = value
	If Not(typeOf(children) = typeOf(nil)) Then
		croak("mkASN: invalid list of children " &amp; toString(children))
	End If
	result.children = children
	mkAsn = result
End Function

Function isASN(x As Variant) As Boolean
	isASN = (typeOf(x) = "Object/TAS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chr(13) &amp; chr(10) _
					   &amp; _TASN_toString( _
					   		child, _
							prefixC &amp; "└" , _
							prefixC &amp; " " _
						 )
			Else
				result = result _
					   &amp; chr(13) &amp; chr(10)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Label(n As Object)
	asnLabel = n.label
End Function

Function asnValue(n As Object)
	asnValue = n.value
End Function

Function asnChildren(n As Object)
	asnChildren = n.children
End Function

Function asnIsLeaf(n As Object) As Boolean
	asnIsLeaf = isNil(asnChildren(n))
End Function

Function asnChildCount(n As Object) As Integer
	asnChildCount = length(asnChildren(n))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nil not valid as list of children")
	Else
		result = mkASN(ruleName, Empty, children)
	End If
	mkDtNonterminal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mkDtSkip(p As Object)
	Dim result As Variant
	result = mkASN(dtMultLabel("skip", p), Empty, nil)
	mkDtSkip = result
End Function

Function dtMultLabel(m As String, p As Object)
	Dim t As String
	Select Case p.tp
		Case "item"	:	t = "." 
		Case "str":		t = toString(p.st(0))
		Case "choice":	t = "(..|..)"
		Case "seq":		t = "(. . .)"
		Case "ind":		t = getPIndName(p)
		Case "skip":	
			dtMultLabel = dtMultLabel(m &amp; "°skip", p.st0)
			Exit Function
		Case "sat"
			If p.str &lt;&gt; "" Then
				t = "(" &amp; p.str &amp; ")"
			Else
				t = "(" &amp; TFn_toString(p.st0) &amp; ")"
			End If
		Case Else
			croak("dtMultLabel: cannot handle .tp=" &amp; toString(p.tp))
	End Select
	dtMultLabel = "(" &amp; m &amp; "):" &amp; t
End Function


Const dtOpt_keepSkip = 1
Const typ_Parser_ASN = "Parser ASN"
Const typ_Parser_List_ASN = "Parser [ASN]"

Function toDerivationP(Optional ByVal p As Object)
	Dim result As Variant
	If isMissing(p) Then
		result = Fn.toDerivationP
	Else
		Dim seen As Object, options As Integer
		seen = nil
		options = 0
		'options = options Or dtOpt_keepSkip
		result = _toDerivationP(p, seen, options)
		While Not(isNil(seen))
			p = car(seen)
			p.st2 = False
			p.st3 = Empty
			seen = cdr(seen)
		Wend
	End If
	toDerivationP = result
End Function

Function _toDerivationP( _
	ByVal p As Object, _
	ByRef seen As Object, _
	ByVal options As Integer _
)
	Dim result As Variant
	Dim f As Object, s As String, fName As String
	Dim q As Object, r As Object
	Dim qs As Object, rs As Object
	If isPMany(p) Then ' p is of shape (many1 q) +++ (return nil)
		q = p.st0.st0
		s = dtMultLabel("*", q)
		f = mkDtMult(s)
		q = _toDerivationP(q, seen, options)
		If q.typ = typ_Parser_List_ASN Then
			q = pBind(q, compose(pReturn, mkDtNonterminal("(...)")))
		End If
		'result = pSeq(Array(pMany(q)), f)
		result = pBind(pMany(q), compose(pReturn, f))
		result.typ = typ_Parser_ASN
	ElseIf isPZeroOrOne(p) Then ' p is of shape q +++ (return Empty)
		q = p.st0
		s = dtMultLabel("?", q)
		f = mkDtMult(s)
		q = _toDerivationP(q, seen, options)
		If isPSkip(q) Then ' it'll return Empty on success
			q = pBind(q, fstArg(pReturn(mkDtSkip(q.st0))))
			q.typ = typ_Parser_ASN
		End If
		If q.typ = typ_Parser_ASN Then
			q = pBind(q, compose(pReturn, swap(cons, nil)))
		ElseIf q.typ = typ_Parser_List_ASN Then
			q = pBind(q, compose(pReturn, _
				compose( _
					swap(cons, nil), _
					mkDtNonterminal("(...)") _
				) _
			))
		Else
			croak("toDerivationP/zeroOrOne: q.typ = " _
				&amp; toString(q.typ) _
				&amp; chr(13) &amp; chr(10) &amp; toString(q) _
			)
		End If
		'result = pSeq(Array(pChoice(q, pReturn(nil))), f)
		result = pBind(pChoice(q, pReturn(nil)), compose(pReturn, f))
		result.typ = typ_Parser_ASN
	Else
		Select Case p.tp
			Case "skip"
				If (options And dtOpt_keepSkip) Then
					result = p
				Else
					result = _toDerivationP(p.st0, seen, options)
				End If
			Case "item"
				f = mkDtCClass("(.)")
				result = pBind(p, compose(pReturn, f))
				'result = pSeq(Array(p),f)
				result.typ = typ_Parser_ASN
			Case "str"
				f = mkDtTerminal
				result = pBind(p, compose(pReturn, f))
				'result = pSeq(Array(p), f)
				result.typ = typ_Parser_ASN
			Case "sat"
				If p.str &lt;&gt; "" Then
					f = mkDtCClass("(" &amp; p.str &amp; ")"
				Else
					f = mkDtCClass("(.):" &amp; TFn_toString(p.st0))
				End If
				result = pBind(p, compose(pReturn, f))
				'result = pSeq(Array(p), f)
				result.typ = typ_Parser_ASN
			Case "choice"
				q = _toDerivationP(p.st0, seen, options)
				r = _toDerivationP(p.st1, seen, options)
				If q.typ &lt;&gt; r.typ Then
					If q.typ = typ_Parser_ASN Then
						q = pBind(q, compose(pReturn, swap(cons, nil)))
					Else
						r = pBind(rq, compose(pReturn, swap(cons, nil)))
					End If
				End If
				result = pChoice(q, r)
				result.typ = q.typ
			Case "many1"
				q = p.st0
				s = dtMultLabel("+", q)
				f = mkDtMult(s)
				q = _toDerivationP(q, seen, options)
				If q.typ = typ_Parser_List_ASN Then
					q = pBind(q, compose(pReturn, mkDtNonterminal("(...)")))
				End If
				'result = pSeq(Array(pMany1(q)), f)
				result = pBind(pMany1(q), compose(pReturn, f))
				result.typ = typ_Parser_ASN
			Case "seq" ' only simple sequences supported here
				'result = Empty
				f = p.st(1)
				fName = getFnName(f)
				If (fName = getFnName(Fn.id)) Then
					qs = toList(p.st(0))
					rs = nil
					While Not(isNil(qs))
						q = car(qs)
						q = _toDerivationP(q, seen, options)
						If q.typ = typ_Parser_List_ASN Then
							q = pBind(q, compose(pReturn, _
								mkDtNonterminal("(...)")))
						End If
						rs = cons(q, rs)
						qs = cdr(qs)
					Wend
					result = pSeqL( _
						toArray(reverse(rs)), _
						id _
					)
					result.typ = typ_Parser_List_ASN
				ElseIf fName = getFnName(Fn.applyToList) Then
					f = car(partialArgs(f))
					fName = getFnName(f)
					If fName = getFnName(Fn.foldl) Then
						f = car(partialArgs(f))
						fName = getFnName(f)
						If fName = getFnName(Fn.concat) Then
							result = pBind(p, compose(pReturn, mkDtTerminal))
							result.typ = typ_Parser_ASN
						End If
					End If		
				'ElseIf isApplyToListId(f) Then
				End If
				If isEmpty(result) Then
					croak("toDerivationP/NYI: pSeq(..., " _
						 &amp; TFn_toString(p.st(1)) &amp; ")" _
						 &amp; chr(13) &amp; chr(10) _
						 &amp; toString(p)_
					)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q = _toDerivationP(p.st0, seen, options)
					f = mkDtNonterminal(s)
					If q.typ = typ_Parser_ASN Then
						f = compose(f, swap(cons, nil))
					End If
					'result = fixIndirection(q, _
					'	pBind( _
					'		q, _
					'		compose(pReturn, f) _
					'	)
					')
					result = fixIndirection(p.st3, _
						pSeq(Array( _
							q _
						), f)_
					)
					result.typ = typ_Parser_ASN
				End If
			Case Else
				croak("toDerivationP: cannot handle .tp=" &amp; toString(p.tp))
		End Select
	End If
	_toDerivationP = result
End Function

'= tests ======================================================================

Function test_AST()
	test_AST_TASN_toString()
	test_AST_toDerivationP()
	
	Dim n0 As Object
	n0 = mkASN("foo", "bar", nil)
	
	assertEqual(typeOf(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
	Dim p As Object, q As Object, r As Variant, x As Object

	p = pItem
	q = toDerivationP(p)
	refute_parses(q, "").x
	x = mkDtCClass("(.)", "a")
	assert_parses(q, "a", x, 2).x
	x = mkDtCClass("(.)", "b")
	assert_parses(q, "bca", x, 2).x
	x = mkDtCClass("(.)", "c")
	assert_parses(q, "cabc", x, 2).x
	x = mkDtCClass("(.)", " ")
	assert_parses(q, " xyzabc", x, 2).x
	
	p = pStr("z")
	q = toDerivationP(p)
	refute_parses(q, Array("", "cba", "x", "y")).x
	x = mkDtTerminal("z")
	assert_parses(q, "z", x, 2).x
	' really reads only as many chars as pStr does:
	assert_parses(q, "zz", x, 2).x
	assert_parses(q, "zy", x, 2).x

	p = pStr("abc")
	q = toDerivationP(p)
	refute_parses(q, Array("", "y", "cba")).x
	x = mkDtTerminal("abc")
	assert_parses(q, "abc", x, 4).x
	' really reads only as many chars as pStr does:
	assert_parses(q, "abcabc", x, 4).x
	assert_parses(q, "abcxyz", x, 4).x

	p = pChoice(pStr("0"), pStr("1"))
	q = toDerivationP(p)
	refute_parses(q, Array("", "y", "cba")).x
	x = mkDtTerminal("0")
	assert_parses(q, "0", x, 2).x
	x = mkDtTerminal("1")
	assert_parses(q, "1", x, 2).x

	p = pSeqL(Array(pItem), id)
	q = toDerivationP(p)
	refute_parses(q, "").x
	x = List(mkDtCClass("(.)", "x"))
	assert_parses(q, "x", x, 2).x
	assert_parses(q, "x1", x, 2).x
	x = List(mkDtCClass("(.)", "y"))
	assert_parses(q, "y1abc", x, 2).x

	p = pSeqL(Array(pItem, pStr("1")), id)
	q = toDerivationP(p)
	refute_parses(q, "", "x0", " a").x
	x = List(mkDtCClass("(.)", "x"), mkDtTerminal("1"))
	assert_parses(q, "x1", x, 3).x
	x = List(mkDtCClass("(.)", "y"), mkDtTerminal("1"))
	assert_parses(q, "y1abc", x, 3).x

	p = pSeqL(Array(pStr("0"), pItem, pStr("1")), id)
	q = toDerivationP(p)
	refute_parses(q, "", "0", "0a", "xa1").x
	x = List(mkDtTerminal("0"), mkDtCClass("(.)", "a"), mkDtTerminal("1"))
	assert_parses(q, "0a1", x, 4).x
	x = List(mkDtTerminal("0"), mkDtCClass("(.)", "b"), mkDtTerminal("1"))
	assert_parses(q, "0b1xyz", x, 4).x
	
	p = pInd("Foo")
	p = fixIndirection(p, pItem)
	q = toDerivationP(p)
	refute_parses(q, "").x
	x = mkDtNonterminal(getPIndName(p), List(mkDtCClass("(.)", "a")))
	assert_parses(q, "a", x, 2).x
	x = mkDtNonterminal(getPIndName(p), List(mkDtCClass("(.)", "b")))
	assert_parses(q, "b", x, 2).x
	assert_parses(q, "bb", x, 2).x
	assert_parses(q, "bc", x, 2).x
		
	p = pInd("Bar")
	p = fixIndirection(p, pSeqL(Array(pItem, pStr("1")), id)
	q = toDerivationP(p)
	'msgbox(toString(p) &amp; chr(13) &amp; chr(13) &amp; toString(q))
	refute_parses(q, "", "a", "aa", "a0", "b", "b1").x
	x = mkDtNonterminal(getPIndName(p), List( _
			mkDtCClass("(.)", "a"), mkDtTerminal("1") _
		))
	'msgbox(toString(x))
	assert_parses(q, "a1", x, 3).x
	assert_parses(q, "a1b", x, 3).x

	Dim termEps As Object, termY As Object, termZ As Object, termZY As Object
	termEps = mkDtTerminal("")
	termY   = mkDtTerminal("y")
	termZ   = mkDtTerminal("z")
	termZY	= mkDtTerminal("zy")


	' ------------------------------
	' pZeroOrOne under toDerivationP

	' -- pZeroOrOne(pItem)
	
	p = pItem
	q = toDerivationP(pZeroOrOne(p))
	x = mkDtMult(dtMultLabel("?", p), nil)
	assert_parses(q, "", x, 1).x
	x = mkDtMult(dtMultLabel("?", p), List(mkDtCClass("(.)", "z")))
	assert_parses(q, "z", x, 2).x
	assert_parses(q, "zy", x, 2).x	' reads at most one

	' -- pZeroOrOne(pStr)
	
	p = pStr("z")
	q = toDerivationP(pZeroOrOne(p))
	x = mkDtMult(dtMultLabel("?", p), nil)
	assert_parses(q, "", x, 1).x
	assert_parses(q, "y", x, 1).x
	assert_parses(q, "yz", x, 1).x
	x = mkDtMult(dtMultLabel("?", p), List(termZ))
	assert_parses(q, "z", x, 2).x
	assert_parses(q, "zz", x, 2).x	' reads at most one
	assert_parses(q, "zy", x, 2).x

	' -- pZeroOrOne(pSkip(...))
	
	p = pSkip(pItem)
	q = toDerivationP(pZeroOrOne(p))
	'msgbox(toString(applyP(pZeroOrOne(p), "x")))
	'q = pSkip(pZeroOrOne(pItem))
	Dim out As Variant
	out = applyP(q, "")
	x = mkDtMult(dtMultLabel("?", p), nil)
	assert_parses(q, "", x, 1).x
	x = mkDtMult(dtMultLabel("?", p), List(mkDtSkip(p.st0)))
	assert_parses(q, "y", x, 2).x
	assert_parses(q, "yz", x, 2).x
	assert_parses(q, "z", x, 2).x
	assert_parses(q, "zz", x, 2).x	' reads at most one
	assert_parses(q, "zy", x, 2).x

	' -- pZeroOrOne(pSeqL(..., id))
	
	p = pSeqL(Array(pStr("z"), pStr("y")), id)
	q = toDerivationP(pZeroOrOne(p))
	x = mkDtMult(dtMultLabel("?", p), nil)
	assert_parses(q, "", x, 1).x
	assert_parses(q, "abc", x, 1).x
	x = mkDtMult(dtMultLabel("?", p), List( _
		mkDtNonterminal("(...)", List(termZ, termY)) _
	))
	assert_parses(q, "zy", x, 3).x
	assert_parses(q, "zyz", x, 3).x
	assert_parses(q, "zyzz", x, 3).x
	assert_parses(q, "zyzy", x, 3).x	' reads at most one
	assert_parses(q, "zyzyz", x, 3).x
	assert_parses(q, "zyzyzz", x, 3).x
		

	' -------------------------
	' pMany under toDerivationP

	' -- pMany(pStr(...))

	p = pStr("z")
	q = toDerivationP(pMany(p))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 -- pMany(pSeqL(..., id))
	
	p = pSeqL(Array(pStr("z"), pStr("y")), id)
	q = toDerivationP(pMany(p))
	x = mkDtMult(dtMultLabel("*", p), nil)
	assert_parses(q, "", x, 1).x
	assert_parses(q, "abc", x, 1).x
	x = mkDtMult(dtMultLabel("*", p), List( _
		mkDtNonterminal("(...)", List(termZ, termY)) _
	))
	assert_parses(q, "zy", x, 3).x
	assert_parses(q, "zyz", x, 3).x
	assert_parses(q, "zyzz", x, 3).x
	x = mkDtMult(dtMultLabel("*", p), List( _
		mkDtNonterminal("(...)", List(termZ, termY)), _
		mkDtNonterminal("(...)", List(termZ, termY)) _
	))
	assert_parses(q, "zyzy", x, 5).x
	assert_parses(q, "zyzyz", x, 5).x
	assert_parses(q, "zyzyzz", x, 5).x
			

	' --------------------------
	' pMany1 under toDerivationP

	' -- pMany1(pSeqL(..., id))
	
	p = pSeqL(Array(pStr("z"), pStr("y")), id)
	q = toDerivationP(pMany1(p))
	refute_parses(q, "", x, 1).x
	refute_parses(q, "abc", x, 1).x
	x = mkDtMult(dtMultLabel("+", p), List( _
		mkDtNonterminal("(...)", List(termZ, termY)) _
	))
	assert_parses(q, "zy", x, 3).x
	assert_parses(q, "zyz", x, 3).x
	assert_parses(q, "zyzz", x, 3).x
	x = mkDtMult(dtMultLabel("+", p), List( _
		mkDtNonterminal("(...)", List(termZ, termY)), _
		mkDtNonterminal("(...)", List(termZ, termY)) _
	))
	assert_parses(q, "zyzy", x, 5).x
	assert_parses(q, "zyzyz", x, 5).x
	assert_parses(q, "zyzyzz", x, 5).x

	
	' -------------------------
	' pSat under toDerivationP

	p = pSat(equ("z"))
	p.str = "[z]"
	q = toDerivationP(p)
	x = mkDtCClass("([z])", "z")
	refute_parses(q, Array("", "x", "xy", "xyz")).x
	assert_parses(q, "z", x, 2).x
	assert_parses(q, "zy", x, 2).x
	assert_parses(q, "zyz", x, 2).x
	assert_parses(q, "zzy", x, 2).x

	' -------------------------
	' pMany1(pSat) under toDerivationP

	p = pSat(compose(inRange(Asc("y"), Asc("z")), Fn.Asc))
	p.str = "[y-z]"
	q = toDerivationP(pMany1(p))
	x = mkDtMult(dtMultLabel("+", p), List( _
		mkDtCClass("([y-z])", "z") _
	))
	refute_parses(q, Array("", "x", "xy", "xyz")).x
	assert_parses(q, "z", x, 2).x
	assert_parses(q, "zx", x, 2).x
	assert_parses(q, "zxz", x, 2).x
	x = mkDtMult(dtMultLabel("+", p), List( _
		mkDtCClass("([y-z])", "y"), _
		mkDtCClass("([y-z])", "z") _
	))
	assert_parses(q, "yz", x, 3).x
	assert_parses(q, "yzx", x, 3).x
	assert_parses(q, "yzxz", x, 3).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chr(9))) _
		)
		pC = fixIndirection(pInd("C"), _
			pChoice(pStr("0"), pStr("1")) _
		)
		pI = fixIndirection(pInd("I"), _
			 pMany1(pChoice( _
				pRange("A", "Z"), _
				pRange("a", "z")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8_PrsGrammar.xml><?xml version="1.0" encoding="utf-8"?>
<!DOCTYPE module  PUBLIC '-//OpenOffice.org//DTD OfficeDocument 1.0//EN'  'module.dtd'>
<script:module xmlns:script="http://openoffice.org/2000/script" script:name="M08_PrsGrammar" script:language="StarBasic">REM  *****  BASIC  *****
Option Explicit

Sub Main
	test_PrsGrammar
End Sub

Function derivationTree_prsGrammar(s As String)
	Static p As Object
	Dim result As Variant, parseResult As Variant
	If isNull(p) Then
		p = toDerivationP(pGrmGrammar)
	End If
	parseResult = applyP(p, s)
	If isParseFailure(parseResult) Then
		result = "!ParseFailure!"
	Else
		result = toString(parseResult(0))
	End If
			
	derivationTree_prsGrammar = result
End Function

Function pGrmGrammar()
	Static result As Object
	If isNull(result) Then
		result = fixIndirection(pInd("Grammar"), _
			pGrmRule _
		)
	End If
	pGrmGrammar = result	
End Function

Function pGrmMult()
	Static result As Object
	If isNull(result) Then
		result = foldl1(pChoice, List( _
			pBind(pStr("*"), fstArg(pReturn(pMany))), _
			pBind(pStr("+"), fstArg(pReturn(pMany1))), _
			pBind(pStr("?"), fstArg(pReturn(pZeroOrOne))) _
		))
	End If
	pGrmMult = result
End Function

Function pGrmIdent()
	Static result As Object
	If isNull(result) Then
		Dim pAlpha As Object, pAlphaNumDash As Object
		
		pAlpha = foldl1(pChoice, List( _
			pStr("_"), _
			pRange("A", "Z"), _
			pRange("a", "z") _
		))
		'pAlpha = fixIndirection(pInd("pAlpha"), pAlpha)

		pAlphaNumDash = foldl1(pChoice, List( _
			pAlpha, _
			pStr("-"), _
			pRange("0", "9") _
		))
		'pAlphaNumDash = fixIndirection(pInd("pAlphaNumDash"), pAlphaNumDash)

		result = pSeq(Array( _
						pAlpha, _
						pMany(pAlphaNumDash), _
					), foldl(concat))
'		result = fixIndirection(pInd("ident"), result)
	End If
	pGrmIdent = result
End Function

Function pGrmRuleName()
	Static result As Object
	If isNull(result) Then
		result = pGrmIdent
		result = fixIndirection(pInd("RuleName"), result)
	End If
	pGrmRuleName = result
End Function

Function pGrmNonterminal()
	Static result As Object
	If isNull(result) Then
		result = pGrmIdent
		result = fixIndirection(pInd("Nonterminal"), result)
	End If
	pGrmNonterminal = result
End Function

Function pGrmAlt()
	Static result As Object
	If isNull(result) Then
		result = pSeqL(Array( _
			pZeroOrOne(pSkip(pMany(pWhite))), _
			pGrmCon, _
			pSkip(pMany(pWhite)) _
		), id)
		result = fixIndirection(pInd("Alt"), result)
	End If
	pGrmAlt = result
End Function

Function pGrmCon()
	Static result As Object
	If isNull(result) Then
		Dim pCon As Object
		pCon = pInd("Con")
		result = pSeqL(Array( _
			pGrmNonterminal, _
			pZeroOrOne( _
				pSeqL(Array( _
					pSkip(pMany1(pWhite)), _
					pCon _
				), id) _
			) _
		), id)
		result = pMany1( _
			pSeqL(Array( _
				pGrmNonterminal, _
				pSkip(pMany(pWhite)) _
			), id) _
		)
		result = fixIndirection(pCon, result)
	End If
	pGrmCon = result
End Function


Function pGrmRule()
	Static result As Object
	If isNull(result) Then
		result = pSeqL(Array( _
					pSkip(pMany(pWhite)), _
					pGrmRuleName, _
					pSkip(pMany(pWhite)), _
					pStr("::="), _
					pGrmAlt, _
				 ), id)
		
		result = fixIndirection(pInd("Rule"), result)
	End If
	pGrmRule = result
End Function

'= tests ======================================================================

Function test_PrsGrammar()
	test_PrsGrammar_pGrmMult()
	' pGrmIdent, pGrmRuleName and pGrmNonterminal are essentially the same
	test_PrsGrammar_ident(pGrmIdent)
	test_PrsGrammar_ident(pGrmRuleName) 	'    RuleName ::= ident
	test_PrsGrammar_ident(pGrmNonterminal)	' Nonterminal ::= ident
End Function

Function test_PrsGrammar_pGrmMult()
	Dim p As Object, x As Object
	p = pGrmMult
	
	refute_parses(p, Array("", "abc", ".", ":", "=", "_", "(", ")", " ", "A", "Z")).x
	assert_parses(p, "*", pMany, 2).x
	assert_parses(p, "+", pMany1, 2).x
	assert_parses(p, "?", pZeroOrOne, 2).x
End Function

Function test_PrsGrammar_ident(p As Object)
	Dim x As Object
	refute_parses(p, Array( _
		"", "*", "+", "?", "=", ".", "|", "-", _
		"(", ")", "[", "]", "{", "}", _
		" ", chr(9), chr(10), chr(13), _
		"0", "1", "2", "3", "4", "5", "6", "7", "8", "9" _
	)).x
	
	msgbox(toString(p))
	
	assert_parses(p, "_", "_", 2).x
	assert_parses(p, "A", "A", 2).x
	assert_parses(p, "B", "B", 2).x
	assert_parses(p, "Z", "Z", 2).x
	assert_parses(p, "a", "a", 2).x
	assert_parses(p, "b", "b", 2).x
	assert_parses(p, "z", "z", 2).x
	
	assert_parses(p, "__", "__", 3).x
	assert_parses(p, "AB", "AB", 3).x
	assert_parses(p, "CB", "CB", 3).x
	assert_parses(p, "Z_", "Z_", 3).x
	assert_parses(p, "aB", "aB", 3).x
	assert_parses(p, "by", "by", 3).x
	assert_parses(p, "zz", "zz", 3).x
	
	assert_parses(p, "__0", "__0", 	4).x
	assert_parses(p, "A1B|", "A1B", 4).x
	assert_parses(p, "CBZ ", "CBZ", 4).x
	assert_parses(p, "Z_a*", "Z_a", 4).x
	assert_parses(p, "aBc+", "aBc", 4).x
	assert_parses(p, "b23?", "b23", 4).x
	assert_parses(p, "zzx(", "zzx", 4).x
	
End Function

</script:module>
</file>

<file path=Basic/Standard/M0x_Scratch.xml><?xml version="1.0" encoding="utf-8"?>
<!DOCTYPE module  PUBLIC '-//OpenOffice.org//DTD OfficeDocument 1.0//EN'  'module.dtd'>
<script:module xmlns:script="http://openoffice.org/2000/script" script:name="M0x_Scratch" script:language="StarBasic">REM  *****  BASIC  *****
Option Explicit


Type KeyValuePair
	key As String
	val As Variant
	nxt As Object
End Type

Type Env
	daddy As Object
	mappings As Object
End Type


Sub Main
	Dim s As String
	s = "µ -A B -C"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x_Scratch"/>
  <library:element library:name="M06_AST"/>
  <library:element library:name="M07_PrsLogic"/>
  <library:element library:name="M08_PrsGramma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